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Tahoma" svg:font-family="Tahoma, Verdana, Arial, Helvetica,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text-properties style:text-underline-style="none"/>
    </style:style>
    <style:style style:name="P41" style:family="paragraph" style:parent-style-name="Text_20_body" style:master-page-name="">
      <style:paragraph-properties style:page-number="auto"/>
      <style:text-properties style:use-window-font-color="true"/>
    </style:style>
    <style:style style:name="P42"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4"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5"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6"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7" style:family="paragraph" style:parent-style-name="Цитата_20_-_20_автор">
      <style:text-properties style:use-window-font-color="true"/>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text-properties fo:language="ru" fo:country="RU" fo:font-style="normal" style:font-style-asian="normal" style:font-style-complex="normal"/>
    </style:style>
    <style:style style:name="P53" style:family="paragraph" style:parent-style-name="Subtitle">
      <style:text-properties fo:language="ru" fo:country="RU" fo:font-weight="bold" style:font-weight-asian="bold" style:font-weight-complex="bold"/>
    </style:style>
    <style:style style:name="P54" style:family="paragraph" style:parent-style-name="Subtitle">
      <style:text-properties fo:font-style="normal" style:font-style-asian="normal" style:font-style-complex="normal"/>
    </style:style>
    <style:style style:name="P55" style:family="paragraph" style:parent-style-name="Subtitle">
      <style:text-properties style:text-underline-style="none"/>
    </style:style>
    <style:style style:name="P56" style:family="paragraph" style:parent-style-name="Subtitle">
      <style:paragraph-properties fo:margin-top="0.706cm" fo:margin-bottom="0.706cm"/>
      <style:text-properties style:use-window-font-color="true"/>
    </style:style>
    <style:style style:name="P57" style:family="paragraph" style:parent-style-name="Subtitle">
      <style:paragraph-properties fo:margin-top="0.706cm" fo:margin-bottom="0.706cm"/>
      <style:text-properties style:use-window-font-color="true" fo:font-weight="normal" style:font-weight-asian="normal" style:font-weight-complex="normal"/>
    </style:style>
    <style:style style:name="P58" style:family="paragraph" style:parent-style-name="Subtitle">
      <style:paragraph-properties fo:margin-top="0.706cm" fo:margin-bottom="0.706cm"/>
      <style:text-properties style:use-window-font-color="true" fo:font-weight="bold" style:font-weight-asian="bold" style:font-weight-complex="bold"/>
    </style:style>
    <style:style style:name="P59" style:family="paragraph" style:parent-style-name="Эпиграф_20_-_20_автор">
      <style:text-properties style:use-window-font-color="true"/>
    </style:style>
    <style:style style:name="P60" style:family="paragraph" style:parent-style-name="Quotations">
      <style:text-properties style:use-window-font-color="true"/>
    </style:style>
    <style:style style:name="P61" style:family="paragraph" style:parent-style-name="Quotations">
      <style:paragraph-properties fo:text-align="justify" style:justify-single-word="false"/>
      <style:text-properties style:use-window-font-color="true"/>
    </style:style>
    <style:style style:name="P62" style:family="paragraph" style:parent-style-name="Quotations">
      <style:paragraph-properties fo:text-align="justify" style:justify-single-word="false"/>
      <style:text-properties style:use-window-font-color="true" fo:background-color="#ffffff"/>
    </style:style>
    <style:style style:name="P63" style:family="paragraph" style:parent-style-name="Quotations">
      <style:paragraph-properties fo:text-align="justify" style:justify-single-word="false"/>
    </style:style>
    <style:style style:name="P64" style:family="paragraph" style:parent-style-name="Quotations">
      <style:paragraph-properties fo:text-align="justify" style:justify-single-word="false"/>
      <style:text-properties fo:color="#ff3333" fo:background-color="#ffffff"/>
    </style:style>
    <style:style style:name="P65" style:family="paragraph" style:parent-style-name="Цитата_20__2b__20_автор">
      <style:text-properties style:use-window-font-color="true"/>
    </style:style>
    <style:style style:name="P66" style:family="paragraph" style:parent-style-name="Цитата_20__2b__20_автор">
      <style:paragraph-properties fo:text-align="justify" style:justify-single-word="false"/>
      <style:text-properties style:use-window-font-color="true"/>
    </style:style>
    <style:style style:name="P67"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8" style:family="paragraph" style:parent-style-name="Text_20_body">
      <style:paragraph-properties fo:margin-left="0cm" fo:margin-right="0cm" fo:text-indent="0cm" style:auto-text-indent="false"/>
      <style:text-properties style:use-window-font-color="true" style:text-underline-style="none"/>
    </style:style>
    <style:style style:name="P69"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70" style:family="paragraph" style:parent-style-name="Caption">
      <style:text-properties fo:font-weight="normal" style:font-weight-asian="normal" style:font-weight-complex="normal"/>
    </style:style>
    <style:style style:name="P71" style:family="paragraph" style:parent-style-name="Standard">
      <style:text-properties style:use-window-font-color="true"/>
    </style:style>
    <style:style style:name="P72" style:family="paragraph" style:parent-style-name="Table_20_Contents">
      <style:paragraph-properties fo:text-align="justify" style:justify-single-word="false"/>
      <style:text-properties style:font-name="Verdana1"/>
    </style:style>
    <style:style style:name="P73"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9" style:family="paragraph" style:parent-style-name="Text_20_body">
      <style:paragraph-properties fo:margin-top="0cm" fo:margin-bottom="0.199cm" fo:text-align="justify" style:justify-single-word="false" style:shadow="none"/>
    </style:style>
    <style:style style:name="P80" style:family="paragraph" style:parent-style-name="Heading_20_4">
      <style:text-properties style:use-window-font-color="true"/>
    </style:style>
    <style:style style:name="P81" style:family="paragraph" style:parent-style-name="Heading_20_4">
      <style:text-properties style:text-underline-style="none"/>
    </style:style>
    <style:style style:name="P82" style:family="paragraph" style:parent-style-name="Heading_20_4">
      <style:text-properties fo:font-weight="bold" style:font-weight-asian="bold" style:font-weight-complex="bold"/>
    </style:style>
    <style:style style:name="P83" style:family="paragraph" style:parent-style-name="Heading_20_4">
      <style:text-properties fo:font-style="normal" style:font-style-asian="normal" style:font-style-complex="normal"/>
    </style:style>
    <style:style style:name="P84" style:family="paragraph" style:parent-style-name="Heading_20_4">
      <style:paragraph-properties fo:break-before="page"/>
    </style:style>
    <style:style style:name="P85" style:family="paragraph" style:parent-style-name="Para_20_05" style:master-page-name="MP0">
      <style:paragraph-properties fo:text-align="center" style:justify-single-word="false" style:page-number="auto" fo:break-before="page"/>
    </style:style>
    <style:style style:name="P86" style:family="paragraph" style:parent-style-name="Heading_20_1" style:master-page-name="Right_20_Page">
      <style:paragraph-properties style:page-number="3"/>
    </style:style>
    <style:style style:name="P87" style:family="paragraph" style:parent-style-name="Heading_20_1">
      <style:paragraph-properties fo:break-before="page"/>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90" style:family="paragraph" style:parent-style-name="Heading_20_3">
      <style:paragraph-properties fo:break-before="page"/>
    </style:style>
    <style:style style:name="P91" style:family="paragraph" style:parent-style-name="Subtitle" style:list-style-name="диалог"/>
    <style:style style:name="P92" style:family="paragraph" style:parent-style-name="Text_20_body" style:list-style-name="диалог"/>
    <style:style style:name="P93" style:family="paragraph" style:parent-style-name="Text_20_body">
      <style:text-properties style:use-window-font-color="true"/>
    </style:style>
    <style:style style:name="P94" style:family="paragraph" style:parent-style-name="Text_20_body">
      <style:paragraph-properties fo:text-align="justify" style:justify-single-word="false"/>
      <style:text-properties style:use-window-font-color="true"/>
    </style:style>
    <style:style style:name="P95" style:family="paragraph" style:parent-style-name="Text_20_body" style:list-style-name="диалог">
      <style:paragraph-properties fo:text-align="justify" style:justify-single-word="false"/>
      <style:text-properties style:use-window-font-color="true"/>
    </style:style>
    <style:style style:name="P96" style:family="paragraph" style:parent-style-name="Text_20_body" style:list-style-name="список_20_перечисление">
      <style:paragraph-properties fo:text-align="justify" style:justify-single-word="false"/>
      <style:text-properties style:use-window-font-color="true"/>
    </style:style>
    <style:style style:name="P97" style:family="paragraph" style:parent-style-name="Text_20_body" style:list-style-name="List_20_1">
      <style:paragraph-properties fo:text-align="justify" style:justify-single-word="false"/>
      <style:text-properties style:use-window-font-color="true"/>
    </style:style>
    <style:style style:name="P98" style:family="paragraph" style:parent-style-name="Text_20_body" style:list-style-name="диалог">
      <style:paragraph-properties fo:text-align="justify" style:justify-single-word="false"/>
      <style:text-properties style:use-window-font-color="true" style:text-underline-style="none"/>
    </style:style>
    <style:style style:name="P99" style:family="paragraph" style:parent-style-name="Text_20_body" style:list-style-name="диалог">
      <style:text-properties style:use-window-font-color="true" style:text-underline-style="none"/>
    </style:style>
    <style:style style:name="P100" style:family="paragraph" style:parent-style-name="Text_20_body" style:list-style-name="L2">
      <style:text-properties style:use-window-font-color="true" style:text-underline-style="none"/>
    </style:style>
    <style:style style:name="P101" style:family="paragraph" style:parent-style-name="Text_20_body" style:list-style-name="диалог">
      <style:text-properties style:use-window-font-color="true" style:text-underline-style="none" fo:font-weight="normal" style:font-weight-asian="normal" style:font-weight-complex="normal"/>
    </style:style>
    <style:style style:name="P102" style:family="paragraph" style:parent-style-name="Text_20_body" style:list-style-name="диалог">
      <style:text-properties style:use-window-font-color="true"/>
    </style:style>
    <style:style style:name="P103" style:family="paragraph" style:parent-style-name="Text_20_body" style:list-style-name="List_20_1">
      <style:text-properties style:use-window-font-color="true"/>
    </style:style>
    <style:style style:name="P104" style:family="paragraph" style:parent-style-name="Text_20_body" style:list-style-name="список_20_перечисление">
      <style:text-properties style:use-window-font-color="true"/>
    </style:style>
    <style:style style:name="P105" style:family="paragraph" style:parent-style-name="Text_20_body" style:list-style-name="диалог">
      <style:text-properties style:use-window-font-color="true" fo:font-style="normal" style:font-style-asian="normal" style:font-style-complex="normal"/>
    </style:style>
    <style:style style:name="P106"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7"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8"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9" style:family="paragraph" style:parent-style-name="Text_20_body" style:list-style-name="диалог">
      <style:text-properties style:use-window-font-color="true" style:text-underline-style="solid" style:text-underline-width="auto" style:text-underline-color="font-color"/>
    </style:style>
    <style:style style:name="P110" style:family="paragraph" style:parent-style-name="Text_20_body" style:list-style-name="List_20_4">
      <style:text-properties style:use-window-font-color="true"/>
    </style:style>
    <style:style style:name="P111" style:family="paragraph" style:parent-style-name="Text_20_body" style:list-style-name="L2">
      <style:text-properties style:use-window-font-color="true"/>
    </style:style>
    <style:style style:name="P112" style:family="paragraph" style:parent-style-name="Text_20_body" style:list-style-name="L3">
      <style:text-properties style:use-window-font-color="true"/>
    </style:style>
    <style:style style:name="P113"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4" style:family="paragraph" style:parent-style-name="Text_20_body" style:list-style-name="список_20_перечисление"/>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диалог">
      <style:paragraph-properties fo:text-align="justify" style:justify-single-word="false"/>
    </style:style>
    <style:style style:name="P117" style:family="paragraph" style:parent-style-name="Text_20_body" style:list-style-name="диалог">
      <style:text-properties fo:language="ru" fo:country="RU" fo:font-style="normal" style:font-style-asian="normal" style:font-style-complex="normal"/>
    </style:style>
    <style:style style:name="P118"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20" style:family="paragraph" style:parent-style-name="Text_20_body" style:list-style-name="List_20_2">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fo:font-weight="normal" style:font-weight-asian="normal" style:font-weight-complex="normal"/>
    </style:style>
    <style:style style:name="P122" style:family="paragraph" style:parent-style-name="Text_20_body" style:list-style-name="List_20_4">
      <style:text-properties fo:language="ru" fo:country="RU" fo:font-weight="normal" style:font-weight-asian="normal" style:font-weight-complex="normal"/>
    </style:style>
    <style:style style:name="P123" style:family="paragraph" style:parent-style-name="Text_20_body" style:list-style-name="список_20_перечисление">
      <style:text-properties fo:language="ru" fo:country="RU"/>
    </style:style>
    <style:style style:name="P124" style:family="paragraph" style:parent-style-name="Text_20_body" style:list-style-name="List_20_4">
      <style:text-properties fo:language="ru" fo:country="RU" fo:font-weight="bold" style:font-weight-asian="bold" style:font-weight-complex="bold"/>
    </style:style>
    <style:style style:name="P125" style:family="paragraph" style:parent-style-name="Text_20_body" style:list-style-name="List_20_5">
      <style:text-properties fo:language="ru" fo:country="RU"/>
    </style:style>
    <style:style style:name="P126" style:family="paragraph" style:parent-style-name="Text_20_body" style:list-style-name="List_20_2"/>
    <style:style style:name="P127" style:family="paragraph" style:parent-style-name="Text_20_body" style:list-style-name="List_20_2">
      <style:text-properties fo:font-weight="bold" style:font-weight-asian="bold" style:font-weight-complex="bold"/>
    </style:style>
    <style:style style:name="P128" style:family="paragraph" style:parent-style-name="Text_20_body" style:list-style-name="List_20_1">
      <style:text-properties fo:font-weight="bold" style:font-weight-asian="bold" style:font-weight-complex="bold"/>
    </style:style>
    <style:style style:name="P129" style:family="paragraph" style:parent-style-name="Text_20_body" style:list-style-name="List_20_2">
      <style:text-properties fo:font-weight="normal" style:font-weight-asian="normal" style:font-weight-complex="normal"/>
    </style:style>
    <style:style style:name="P130" style:family="paragraph" style:parent-style-name="Text_20_body" style:list-style-name="List_20_3">
      <style:text-properties fo:font-weight="normal" style:font-weight-asian="normal" style:font-weight-complex="normal"/>
    </style:style>
    <style:style style:name="P131" style:family="paragraph" style:parent-style-name="Text_20_body" style:list-style-name="List_20_1">
      <style:text-properties fo:font-weight="normal" style:font-weight-asian="normal" style:font-weight-complex="normal"/>
    </style:style>
    <style:style style:name="P132" style:family="paragraph" style:parent-style-name="Text_20_body" style:list-style-name="List_20_3"/>
    <style:style style:name="P133" style:family="paragraph" style:parent-style-name="Text_20_body" style:list-style-name="List_20_4"/>
    <style:style style:name="P134" style:family="paragraph" style:parent-style-name="Text_20_body" style:list-style-name="List_20_5">
      <style:text-properties fo:font-style="italic" style:font-style-asian="italic" style:font-style-complex="italic"/>
    </style:style>
    <style:style style:name="P135" style:family="paragraph" style:parent-style-name="Text_20_body" style:list-style-name="L2"/>
    <style:style style:name="P136" style:family="paragraph" style:parent-style-name="Text_20_body" style:list-style-name="L3"/>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9"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0"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1"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3"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7"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8"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70">или</text:p>
      <text:p text:style-name="P70">мемуары о манипуляторе </text:p>
      <text:h text:style-name="P86"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9">Бенджамин Дизраэли</text:p>
      <text:p text:style-name="Text_20_body">Вы счастливы?</text:p>
      <text:p text:style-name="Text_20_body">Ответьте себе на этот вопрос! Ваша любовь делает вас счастливой? Что вы чувствуете, рядом с любимым? Что все идет как надо? Или что-то не так?</text:p>
      <text:p text:style-name="Text_20_body">Да, вы любите, и это прекрасно! Но вы можете сказать, что это взаимно? Или вам кажется, что вас принимают за <text:s/>ваши заслуги?</text:p>
      <text:p text:style-name="Text_20_body"><text:soft-page-break/>Да, вы готовы отдавать всю себя этим отношениям! Но что вы получаете взамен? Вы строите отношения вместе? Или ваш партнер предпочитает не прилагать усилий?</text:p>
      <text:p text:style-name="P40">Вас полюбили такой, какая вы есть, с вашими достоинствами и недостатками. И до сих пор любят? Или то, что раньше его умиляло внезапно стало поводом для упреков? </text:p>
      <text:p text:style-name="P40">Вы действительно счастливы?</text:p>
      <text:p text:style-name="P40">Ведь если «Нет», и вам есть над чем задуматься, то с этим нужно разобраться.</text:p>
      <text:p text:style-name="P55">* * *</text:p>
      <text:p text:style-name="P40">Я задаю эти вопросы не просто так. Каждый из них я задавала и себе в один из самых сложных периодов в своей жизни. И только тогда, когда я дала на них честные ответы, я поняла, что была в ловушке.</text:p>
      <text:p text:style-name="P19">Отношения. Отношения не бывают идеальными. Всегда есть ссоры и примирения, хорошие моменты и плохие... Но всему есть предел. И однажды я осознала, что каждый день с любимым делает меня несчастной.</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text:soft-page-break/>так, но никто не мог мне объяснить, что именно. А потом совершенно неожиданно пришло прозрение. И появилась эта книга.</text:p>
      <text:p text:style-name="P49">*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text:soft-page-break/>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7301684194276375206" text:style-name="диалог">
        <text:list-item>
          <text:p text:style-name="P95">Ты переживаешь напрасно!</text:p>
        </text:list-item>
      </text:list>
      <text:p text:style-name="P14">Или:</text:p>
      <text:list xml:id="list30706525" text:continue-numbering="true" text:style-name="диалог">
        <text:list-item>
          <text:p text:style-name="P95">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А если ваши отношения уже закончились, то вы, скорее всего, в отчаянии, но слышите:</text:p>
      <text:list xml:id="list30680094" text:continue-numbering="true" text:style-name="диалог">
        <text:list-item>
          <text:p text:style-name="P95">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text:span><text:soft-page-break/><text:span text:style-name="T25">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9">*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5614388332592586681" text:style-name="список_20_перечисление">
        <text:list-item>
          <text:p text:style-name="P114"><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4"><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text:soft-page-break/>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2">«Мы учитываем психическое состояние пациента, ставим себя в это состояние и стараемся понять его, сравнивая со своим собственным.»</text:p>
      <text:p text:style-name="P64"/>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text:soft-page-break/>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 абьюзинг</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oft-page-break/><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0691211" text:continue-numbering="true" text:style-name="список_20_перечисление">
        <text:list-item>
          <text:p text:style-name="P96">Равнодушие. Пассивное отношение к чувствам других. Отсутствие сострадания. Неумение и неспособность оказывать поддержку.</text:p>
        </text:list-item>
        <text:list-item>
          <text:p text:style-name="P96">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6">Отсутствие чувства вины и сожаления. Неспособность анализировать полученный опыт. Отрицание наказания. Отсутствие стыда.</text:p>
        </text:list-item>
        <text:list-item>
          <text:p text:style-name="P96">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6">Самоутверждение и жажда подкрепления собственной самооценки за счет окружающих. Деструктивизация отношений. Авторитарный стиль общения, требующий <text:soft-page-break/>беспрекословного подчинения, стремление утвердить собственный авторитет.</text:p>
        </text:list-item>
        <text:list-item>
          <text:p text:style-name="P96">Неспособность выдерживать критику. Завышение собственных способностей и значимости. Самолюбие. Нарциссизм.</text:p>
        </text:list-item>
        <text:list-item>
          <text:p text:style-name="P96">Лень. Безынициативность. Отсутствие стремления из-за страха собственной неудачи.</text:p>
        </text:list-item>
        <text:list-item>
          <text:p text:style-name="P96">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615897557548903962" text:style-name="L1">
        <text:list-header>
          <text:p text:style-name="P115"><text:span text:style-name="Default_20_Paragraph_20_Font"><text:span text:style-name="T29"/></text:span></text:p>
        </text:list-header>
      </text:list>
      <text:p text:style-name="P66">«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6">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6"><text:soft-page-break/>…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7">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31</dc:date><text:p text:style-name="P144"><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text:soft-page-break/>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text:soft-page-break/>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text:soft-page-break/>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9"><text:soft-page-break/>*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9">*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text:soft-page-break/>Приведу пример психопатии из истории, дабы у скептиков было меньше комментариев вроде:</text:p>
      <text:list xml:id="list30696872" text:continue-list="list30680094" text:style-name="диалог">
        <text:list-item>
          <text:p text:style-name="P95">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61">«...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61">Обычный, не психологический анализ не может удовлетворительно объяснить такое послушание...»</text:p>
      <text:p text:style-name="P63"><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text:soft-page-break/>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6">«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7">Х. Арендт, «Банальность зла: Эйхман в Иерусалиме»</text:p>
      <text:p text:style-name="P47"/>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text:soft-page-break/>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9">*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text:soft-page-break/>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text:soft-page-break/>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30682593" text:continue-list="list30691211" text:style-name="список_20_перечисление">
        <text:list-item>
          <text:p text:style-name="P96">когнитивный консонанс — согласованность знаний и поведения;</text:p>
        </text:list-item>
        <text:list-item>
          <text:p text:style-name="P96">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7" text:outline-level="1"><text:s/>Часть 1. <text:line-break/>Воспоминания</text:h>
      <text:p text:style-name="P67"/>
      <text:h text:style-name="P88"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8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30702209" text:continue-list="list30696872" text:style-name="диалог">
        <text:list-item>
          <text:p text:style-name="P95">У меня д<text:span text:style-name="T2">е</text:span>пресс!!!! Помоги! — пишу однажды мартовским днем другу, тому самому — общему.</text:p>
        </text:list-item>
        <text:list-item>
          <text:p text:style-name="P95">Да. Я тут. Излагай. Жалуйся.</text:p>
        </text:list-item>
        <text:list-item>
          <text:p text:style-name="P95">Не жалей — подбодри, ты умеешь.</text:p>
        </text:list-item>
        <text:list-item>
          <text:p text:style-name="P95"><text:soft-page-break/>Хорошо сделаю. Только в каком, собственно, воп­росе?</text:p>
        </text:list-item>
        <text:list-item>
          <text:p text:style-name="P95">Весна. Я выходная. Сижу дома. Одна и ничего не делаю...</text:p>
        </text:list-item>
        <text:list-item>
          <text:p text:style-name="P95">А не хочешь N. вызвонить? Он парень шабутной и весёлый...</text:p>
        </text:list-item>
        <text:list-item>
          <text:p text:style-name="P95">Хочу...</text:p>
        </text:list-item>
        <text:list-item>
          <text:p text:style-name="P95">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0676466" text:continue-numbering="true" text:style-name="диалог">
        <text:list-item>
          <text:p text:style-name="P95">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9">*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30682145" text:continue-numbering="true" text:style-name="диалог">
        <text:list-item>
          <text:p text:style-name="P95">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30681802" text:continue-numbering="true" text:style-name="диалог">
        <text:list-item>
          <text:p text:style-name="P95">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9">*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0685988" text:continue-numbering="true" text:style-name="диалог">
        <text:list-item>
          <text:p text:style-name="P95">Если я приеду, то буду приставать...</text:p>
        </text:list-item>
        <text:list-item>
          <text:p text:style-name="P95">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8"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30684485" text:continue-numbering="true" text:style-name="диалог">
        <text:list-item>
          <text:p text:style-name="P95">Брожу по ночному городу. Думаю о тебе, вспоминаю...</text:p>
        </text:list-item>
        <text:list-item>
          <text:p text:style-name="P95">Привет. — отвечаю я — Как жизнь?</text:p>
        </text:list-item>
        <text:list-item>
          <text:p text:style-name="P95">Мы на маёвку собираемся. Приезжай.</text:p>
        </text:list-item>
        <text:list-item>
          <text:p text:style-name="P95">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0676170" text:continue-numbering="true" text:style-name="диалог">
        <text:list-item>
          <text:p text:style-name="P95">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0694960" text:continue-numbering="true" text:style-name="диалог">
        <text:list-item>
          <text:p text:style-name="P95">Останешься?</text:p>
        </text:list-item>
        <text:list-item>
          <text:p text:style-name="P95">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88"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4">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0676236" text:continue-numbering="true" text:style-name="диалог">
        <text:list-item>
          <text:p text:style-name="P95">А что он тебе покупает? Цветы? Конфетки?</text:p>
        </text:list-item>
        <text:list-item>
          <text:p text:style-name="P95">Ничего, — ответила я.</text:p>
        </text:list-item>
        <text:list-item>
          <text:p text:style-name="P95">Как? Что, приходит с пустыми руками?!</text:p>
        </text:list-item>
        <text:list-item>
          <text:p text:style-name="P95"><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9"><text:soft-page-break/>* * *</text:p>
      <text:p text:style-name="P14">Первое время все было хорошо. Обнимая меня он часто говорил:</text:p>
      <text:list xml:id="list30676610" text:continue-numbering="true" text:style-name="диалог">
        <text:list-item>
          <text:p text:style-name="P95">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88"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9">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0687871" text:continue-numbering="true" text:style-name="диалог">
        <text:list-item>
          <text:p text:style-name="P95">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4">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4">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0705182" text:continue-numbering="true" text:style-name="диалог">
        <text:list-item>
          <text:p text:style-name="P95">Ты же знаешь — я интроверт. Давай потом.</text:p>
        </text:list-item>
      </text:list>
      <text:p text:style-name="P49">*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4">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4">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4">Понятием «интроверт» он просто оправдывал свое поведение. Еще неделю назад он не мог мной налюбоваться, а сегодня предпочтет мне компьютерную игру. Банальные <text:s/>отговорки, чтобы не проявлять инициативу в интимной жизни и в быту. 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49">*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Порно это нормально. Но не как </text:span><text:span text:style-name="T30">замена</text:span><text:span text:style-name="T25"> близости со своей девушкой. На мой вопрос: «Как это понимать?», он от</text:span><text:soft-page-break/><text:span text:style-name="T25">ветил, что это ничего не значит, и просто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огда своим поведением он дал мне понять, что </text:span><text:span text:style-name="_30__20_Text"><text:span text:style-name="T25">со мной что-то не так.</text:span></text:span><text:span text:style-name="T2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чем? Чтобы показывать свое превосходство перед закомплексованной жертвой.</text:p>
      <text:p text:style-name="P28"><text:span text:style-name="T25">Замешательство! Еще вчера все было хорошо, но уже сегодня что-то не так. Что не так? Что-то во мне? Ну да, 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В конце концов я </text:span><text:soft-page-break/><text:span text:style-name="T25">пришла к выводу, что я недостаточно хороша для него и мне</text:span><text:span text:style-name="_30__20_Text"><text:span text:style-name="T25"> надо стараться стать лучше!</text:span></text:span></text:p>
      <text:p text:style-name="P28"><text:span text:style-name="_30__20_Text"><text:span text:style-name="T32">Представьте себе ситуацию, в которой вы чувствуете вину за свои естественные желания. 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ведь вы пара, это нормально, а в ответ получаете обвинение в нимфомании:</text:span></text:span></text:p>
      <text:list xml:id="list30677622" text:continue-numbering="true" text:style-name="диалог">
        <text:list-item>
          <text:p text:style-name="P95">У меня создается впечатление, будто тебе кроме секса больше ничего не нужно!</text:p>
        </text:list-item>
      </text:list>
      <text:p text:style-name="P14">И ни секса, ни объяснений, только упреки.</text:p>
      <text:p text:style-name="P1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8"><text:span text:style-name="T2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2"> </text:span><text:span text:style-name="_30__20_Text"><text:span text:style-name="T32">мне ничего не нужно, ведь я</text:span></text:span><text:span text:style-name="T25"> же молчу!</text:span></text:p>
      <text:p text:style-name="P49"><text:soft-page-break/>*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text:soft-page-break/>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30694919" text:continue-numbering="true" text:style-name="диалог">
        <text:list-item>
          <text:p text:style-name="P95">Мы же живем вместе, что тебе еще надо?!</text:p>
        </text:list-item>
      </text:list>
      <text:p text:style-name="P14">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49">* * *</text:p>
      <text:p text:style-name="P1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4"><text:soft-page-break/>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28"><text:span text:style-name="T25">Интроверт, так интроверт. Так забейся ты в чулан и сиди размышляй о жизни! Но нет! У него получалось уделять время друзьям и компьютерным игра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text:span><text:soft-page-break/><text:span text:style-name="T25">его личное пространство, хотя к остальным таких претензий не было. Это всегда очень раздражало меня — не было ощущения, что мы заодно.</text:span></text:p>
      <text:p text:style-name="P14">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4">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Удивительно, как я могла закрывать глаза на такое поведение! Но он отказывал мне с таким сожалением... Будто бы вынужден... Будто ему хочется остаться дома, но он должен сейчас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49"><text:soft-page-break/>* * *</text:p>
      <text:p text:style-name="P14">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 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Раньше, когда «сказка» еще только начиналась, он брал меня за руку, когда мы куда-то шли. Теперь он шел всегда на шаг впереди, заставляя меня за ним бежать. Он уже не брал меня за руку. А когда я просила его не идти так быстро, он игнорировал мои просьбы.</text:p>
      <text:p text:style-name="P28"><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text:span><text:soft-page-break/><text:span text:style-name="T25">лял, что я нарушаю его покой, когда нужно что-то сделать. Мои просьбы стали восприниматься в «штыки».</text:span></text:p>
      <text:p text:style-name="P28"><text:span text:style-name="T25">Уже тогда он стал </text:span><text:span text:style-name="_30__20_Text"><text:span text:style-name="T32">нарушать обещания</text:span></text:span><text:span text:style-name="T32">.</text:span><text:span text:style-name="T25"> Я чувствовала себя обманутой и обиженной, несмотря на его красноречивые оправдания.</text:span></text:p>
      <text:p text:style-name="P28"><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list xml:id="list30701303" text:continue-numbering="true" text:style-name="диалог">
        <text:list-item>
          <text:p text:style-name="P95">Планы меняются. — говорил он с сожалением.</text:p>
        </text:list-item>
      </text:list>
      <text:p text:style-name="P14"><text:s/>Он знал, что я пойму и пользовался этим, чтобы беспрепятственно заниматься своими делами.</text:p>
      <text:p text:style-name="P14">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4">Он очень категорично заявлял, что я его не понимаю и не поддерживаю, не ставя передо мной возможность выбора. Сейчас объясню.</text:p>
      <text:p text:style-name="P49">*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28"><text:soft-page-break/><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Это исключало любую возможность понять его и оправдать его действия.</text:p>
      <text:p text:style-name="P14">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4">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4">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4"><text:soft-page-break/>Вы, наверное, подумаете, что я мазохистка — так жить и терпеть такое отношение, когда можно просто уйти. Меня же, по сути, ничего не держит...</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4">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и срываешь этот бинт.</text:p>
      <text:p text:style-name="P14">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4">Потом возникало желание <text:span text:style-name="T14">обсудить это</text:span> недоразумение. Так как я знала, что он обидчивый, тратилось еще какое-то время на поиск нужных слов, чтоб не задеть его самолю<text:soft-page-break/>бие. Ведь если что пойдет не так, то он начнет мстить за укоры и замечания.</text:p>
      <text:p text:style-name="P14">По итогу разговора я получала свое «заслуженное»:</text:p>
      <text:list xml:id="list30707960" text:continue-numbering="true" text:style-name="диалог">
        <text:list-item>
          <text:p text:style-name="P95">Ты поражаешь меня своей иррациональностью!</text:p>
        </text:list-item>
      </text:list>
      <text:p text:style-name="P14">Его «я» было несокрушимой стеной. Он уходил в себя, а я уходила в угол зализывать свои раны. Я все думала, что же я сказала не так? В чем я не права?..</text:p>
      <text:p text:style-name="P14">Его аргументы и объяснения порой были даже абсурдными! Но и это было тактикой. Весь этот абсурд сбивал меня с толку, а приправа из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4">Все менялось в худшую сторону. Не для нас. Нет. Для меня.</text:p>
      <text:list xml:id="list30680439" text:continue-numbering="true" text:style-name="диалог">
        <text:list-item>
          <text:p text:style-name="P98">Я — интроверт, — говорил он. — Я имею право на личное пространство...</text:p>
        </text:list-item>
      </text:list>
      <text:p text:style-name="P49">*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text:soft-page-break/>мыслят самостоятельно. Обладают сильной волей. Главное для интровертов – их внутренний мир. Самоанализ и рефлексии<text:note text:id="ftn5" text:note-class="footnote"><text:note-citation text:label="*">*</text:note-citation><text:note-body><text:p text:style-name="P77">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обычно были наши, так называемые, разговоры. Сказать, что он немногословен, ровно как,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ный в отношении и чужих интересов, и своих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обстоятельствами. Так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text:soft-page-break/>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под кофе и фантики от шоколадных батончиков и даже пустые пакеты из супермаркета. Хотя кружка должна быть в раковине, фантик в мусорном ведре а пакет — в специальном ящике для пакетов. Он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присущ.</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 на которые у него не было ответов.</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Здесь речь идет о самодисциплине и способности преодолевать препятствия на пути к цели.</text:p>
      <text:p text:style-name="P14">Цель: стать качком.</text:p>
      <text:p text:style-name="P14"><text:soft-page-break/>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мото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иск собственных ошибок для их решения. Но наш герой лишен способности увидеть свою неправоту. Это касается и внешнего вида, и образа мыслей, и способа действий. Самоанализ не может стоять в одном ряду с безответственностью и ленью.</text:p>
      <text:p text:style-name="P14">Рассматривая особенности его характера, также стоит отметить и положительные качества: трудолюбие, целеустремленность и амбициозность. Суть в том, что без помощи окружающих эти качества ничего не значат. <text:span text:style-name="T14">Л</text:span>юди для него лишь ресурс, не более.</text:p>
      <text:p text:style-name="P14">Когда его не ценят, он уходит. Он не способен смириться с непризнанностью. Любое малейшее замечание может де<text:soft-page-break/>мотивировать его, несмотря на то, что оно обоснованное, без цели обидеть или унизить. Когда у него не получается добиться желаемого, он обвиняет других — помешали.</text:p>
      <text:p text:style-name="P49">* * *</text:p>
      <text:p text:style-name="P4">Я уже говорила о его отношении к личному пространству. Но и в этом он себе противоречил. Он часто спрашивал меня, почему я не могу провести время без него? И правда — почему бы и нет?! Найти ответ помог случай.</text:p>
      <text:p text:style-name="P14">Я несколько месяцев не выходила из дому из-за травмы. Мне было одиноко без живого общения. И когда друзья позвали нас в гости, я подумала, что это прекрасная возможность развеяться. Но он сказал, что сегодня у него нет настроения развлекаться. Зная, как он не любит, когда его упрашивают, я не стала с ним спорить и поехала одна.</text:p>
      <text:p text:style-name="P14">Я провела прекрасный вечер в компании друзей. А когда вернулась домой, то выслушала кучу упреков за то, что — оставила его одного! Я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14">Он часто просил меня не вмешиваться в его личное пространство, а в тот вечер я поняла, что и самой проводить время в нашей «семье» не приветствуется. Так чего же он хотел?</text:p>
      <text:p text:style-name="P49"><text:soft-page-break/>* * *</text:p>
      <text:p text:style-name="P14">Даже сейчас мне сложно сформулировать, на что была похожа моя жизнь. Меня лишили права выбора: что говорить, как распоряжаться своим временем, что чувствовать и о чем думать. Моя любовь заставила меня быть удобной.</text:p>
      <text:p text:style-name="P14">Я не знаю, поймете ли вы, но тогда я считала, что все, что у меня есть — это он. Лишиться его означало лишиться всего, потерять смысл жизни. Я была зависима от него во всем. Он дал мне все, а потом забрал. Отношение, в которое я влюбилась, превратилось в равнодушие, понимание в упреки, а любовь — в отвращение...</text:p>
      <text:p text:style-name="P14">Сейчас, оборачиваясь назад, я вижу, как это произошло. Я вижу целую цепочку действий, которые превратили меня в безвольное покорное существо. Это была расчетливая манипуляция, о которой я не догадывалась. Его замечания говорили мне, что со мной что-то не так. Он внушал мне, что я глупа, критикуя мои мысли. Мое стремление быть рядом с ним расценивалось как попытка взять его под контроль...</text:p>
      <text:p text:style-name="P14">Несомненно эти отношения были построены на манипуляции, иначе: почему он меня, такую плохую, не бросал?! Ведь если люди не подходят друг другу — они расходятся! И только в отношениях с манипулятором женщина становится жертвой, заложницей его желания быть для кого-то богом. Желания получить над кем-то полный контроль. Желания повелевать.</text:p>
      <text:p text:style-name="P14">Когда я все это поняла, то увидела весь абсурд наших отношений. Но и это еще не все.</text:p>
      <text:p text:style-name="P14"><text:soft-page-break/>Да, я была покорной, но все еще пыталась противостоять,<text:span text:style-name="T14"> защититься от его несправедливого отношения. И к чему это приводило?</text:span></text:p>
      <text:p text:style-name="P14">Он надевал маску жертвы и обвинял за то, что я «бросила его одного»! Что в отношениях так не поступают! Что я несправедлива к нему!</text:p>
      <text:p text:style-name="P14">И что мы видим? Одни противоречия:</text:p>
      <text:p text:style-name="P14">«Почему ты не можешь провести время без меня!?» / «Как ты могла оставить меня одного!?»</text:p>
      <text:p text:style-name="P14">«Ты сегодня такая красивая!» / «Фу!»</text:p>
      <text:p text:style-name="P14">«Ты поражаешь меня своей иррациональностью!» / «Какая хорошая идея!»</text:p>
      <text:p text:style-name="P14">Но, на самом деле, ему было нужно:</text:p>
      <text:list xml:id="list30690726" text:continue-list="list30682593" text:style-name="список_20_перечисление">
        <text:list-item>
          <text:p text:style-name="P96">оградить меня от какого-либо общения, дабы лишить меня любой попытки получить поддержку со стороны;</text:p>
        </text:list-item>
        <text:list-item>
          <text:p text:style-name="P96">держать меня под давлением и в постоянном психологическом напряжении, чтобы я была покорной;</text:p>
        </text:list-item>
        <text:list-item>
          <text:p text:style-name="P96">исключить любую возможную попытку бегства, чтобы <text:s/>закрепить свою позицию хозяина и увеличить власть надо мной.</text:p>
        </text:list-item>
      </text:list>
      <text:p text:style-name="P49">* * *</text:p>
      <text:p text:style-name="P14">Откровенно говоря, я ему мешала. Он критиковал все, что касается меня. Его все устраивало только когда я сидела молча и его не трогала.</text:p>
      <text:p text:style-name="P14"><text:soft-page-break/>Сейчас я понимаю, что он меня не любил, ведь он просто не способен на это. Зато чертовски хорошо играл роль влюбленного на публике. И, поверьте мне, игр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Поставить точку. Я больше не могла терпеть такое незаслуженное отношение к себе. Но уйти оказалось не так просто. Он догнал меня уже на улице. Он упал передо мной на колени, и рыдал, обнимая мои ноги.</text:p>
      <text:list xml:id="list30686348" text:continue-list="list30680439" text:style-name="диалог">
        <text:list-item>
          <text:p text:style-name="P95">Не уходи! Я тебя люблю! — причитал он. — Что ты со мной делаешь?!</text:p>
        </text:list-item>
      </text:list>
      <text:p text:style-name="P14">Как? Как в это можно не поверить?!</text:p>
      <text:p text:style-name="P14">И я возвращалась. Он получал меня, как награду за талантливо сыгранную роль. Он утверждался за счет таких вот действий, за счет меня и моей любви. А мне, в свою очередь, уходить с каждым разом было все сложнее и сложнее.</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мне подсовывали все новую и новую «правду», обесценивая мою значимость.</text:p>
      <text:p text:style-name="P14">Какие прекрасные здоровые отношения!</text:p>
      <text:h text:style-name="P88"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использовал ее, зная, что я к нему прислушаюсь. Ведь когда наши отношения были еще дружескими, его точка зрения казалась логичной и конструктивной. Но теперь все изменилось.</text:p>
      <text:p text:style-name="P14">Его суждения переросли в замечания. Очень плавно. Я даже не заметила разницы! Я и опомниться не успела, как его забота и поддержка превратилась в унижение.</text:p>
      <text:list xml:id="list30683200" text:continue-numbering="true" text:style-name="диалог">
        <text:list-item>
          <text:p text:style-name="P95">Каблуки? Ты уверена?...</text:p>
        </text:list-item>
        <text:list-item>
          <text:p text:style-name="P95">Ммм... какое платье! А есть что-то другое?</text:p>
        </text:list-item>
        <text:list-item>
          <text:p text:style-name="P95">Может в брюнетку перекрасишься? Тебе пойдет!</text:p>
        </text:list-item>
      </text:list>
      <text:p text:style-name="P14">Он прятал свое недовольство под псевдозаботой. И с каждым разом я одевалась проще, говорила меньше, сидела тише, чтобы избежать замечаний. </text:p>
      <text:p text:style-name="P14">Как я уже сказала, он действовал постепенно. Сначала я привыкла к его поддержке, потом к его обществу, а теперь он сделал меня зависимой и от его мнения. Прежде чем что-то сделать или сказать, я уже думала, как он отреагирует. Позабыв о значимости собственного мнения, я боялась его упреков и ждала одобрения.</text:p>
      <text:p text:style-name="P14">Да, я ждала одобрения, пока он проецировал на мне свою точку зрения. Еще одна манипуляция — заставить прислушаться к нему или получить очередную колкость. И я прислушивалась — кто же любит замечания? Он видел, что это работает и продолжал <office:annotation office:name="__Annotation__13163_230615782"><dc:creator>&lt;анонимный&gt;</dc:creator><dc:date>2018-11-18T19:55:24.35</dc:date><text:p text:style-name="P144"><text:span text:style-name="T66">?</text:span></text:p></office:annotation>продвигать через меня<office:annotation-end office:name="__Annotation__13163_230615782"/> свои идеи. Таким образом он подготовил почву для новых манипуляций.</text:p>
      <text:p text:style-name="P14"><text:soft-page-break/>Как обычно бывает в любых отношениях? Тебе дают совет, а ты отвечаешь: «Спасибо!» Ты знаешь, что тебе желают тебе только добра и доверяешь. 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пользуется моей привязанностью к нему! Что таким образом он самоутверждается, но не за счет собственных достойных поступков, а за счет людей, которые ошибочно считают себя его близкими. Его самооценка взлетала и на время он успокаивался. А я, в свою очередь, упорно отрицала тот факт, что меня просто используют.</text:p>
      <text:p text:style-name="P49">*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0699489" text:continue-numbering="true" text:style-name="диалог">
        <text:list-item>
          <text:p text:style-name="P95">О боже! Что это?!</text:p>
        </text:list-item>
      </text:list>
      <text:p text:style-name="P14"><text:soft-page-break/>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0706935" text:continue-numbering="true" text:style-name="диалог">
        <text:list-item>
          <text:p text:style-name="P95">Уже лучше.</text:p>
        </text:list-item>
        <text:list-item>
          <text:p text:style-name="P95">Ну это уже куда не шло!..</text:p>
        </text:list-item>
      </text:list>
      <text:p text:style-name="P14">Или:</text:p>
      <text:list xml:id="list30694719" text:continue-numbering="true" text:style-name="диалог">
        <text:list-item>
          <text:p text:style-name="P95">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9"><text:soft-page-break/>*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30704511" text:continue-numbering="true" text:style-name="диалог">
        <text:list-item>
          <text:p text:style-name="P95">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text:soft-page-break/>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0696038" text:continue-numbering="true" text:style-name="диалог">
        <text:list-item>
          <text:p text:style-name="P95">Либо тех, либо тех!</text:p>
        </text:list-item>
        <text:list-item>
          <text:p text:style-name="P95">Но я хочу видеть всех в этот день! Это мой день. Это мои друзья...</text:p>
        </text:list-item>
        <text:list-item>
          <text:p text:style-name="P95">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6">«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6">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7"><text:soft-page-break/>В. Адамчик, «Манипулятор. Секреты успешной манипуляции человеком»</text:p>
      <text:p text:style-name="P47"/>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text:soft-page-break/>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text:soft-page-break/>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text:soft-page-break/>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30690288" text:continue-list="list30690726" text:style-name="список_20_перечисление">
        <text:list-item>
          <text:p text:style-name="P96">похвала, поверхностное очарование, поверхностное сочувствие, чрезмерные извинения;</text:p>
        </text:list-item>
        <text:list-item>
          <text:p text:style-name="P96">деньги, одобрение, подарки;</text:p>
        </text:list-item>
        <text:list-item>
          <text:p text:style-name="P96">внимание, выражения лица, такое как притворный смех или улыбка;</text:p>
        </text:list-item>
        <text:list-item>
          <text:p text:style-name="P96">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9"><text:soft-page-break/>*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text:soft-page-break/>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8"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9">Автор неизвестен</text:p>
      <text:p text:style-name="P14"><office:annotation office:name="__Annotation__12066_1179527587"><dc:creator>&lt;анонимный&gt;</dc:creator><dc:date>2018-11-16T22:34:47.35</dc:date><text:p text:style-name="P144"><text:span text:style-name="T66">В больнице носил на руках а дома не кормил</text:span></text:p><text:p text:style-name="P144"><text:span text:style-name="T66"/></text:p></office:annotation>На момент<office:annotation-end office:name="__Annotation__12066_1179527587"/>,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0690048" text:continue-list="list30696038" text:style-name="диалог">
        <text:list-item>
          <text:p text:style-name="P95">Что-то ты бледненькая, тебе плохо? — спросила она.</text:p>
        </text:list-item>
        <text:list-item>
          <text:p text:style-name="P95">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6">*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0699388" text:continue-numbering="true" text:style-name="диалог">
        <text:list-item>
          <text:p text:style-name="P95">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6">*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0695168" text:continue-numbering="true" text:style-name="диалог">
        <text:list-item>
          <text:p text:style-name="P95">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9">*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6">*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6">«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7">Личко А.Е., «Синдром неустойчивого поведения»</text:p>
      <text:p text:style-name="P47"/>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0700476" text:continue-numbering="true" text:style-name="диалог">
        <text:list-item>
          <text:p text:style-name="P95"><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0694698" text:continue-numbering="true" text:style-name="диалог">
        <text:list-item>
          <text:p text:style-name="P95">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6">*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0700979" text:continue-numbering="true" text:style-name="диалог">
        <text:list-item>
          <text:p text:style-name="P95">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0706321" text:continue-numbering="true" text:style-name="диалог">
        <text:list-item>
          <text:p text:style-name="P95">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8"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0693825" text:continue-numbering="true" text:style-name="диалог">
        <text:list-item>
          <text:p text:style-name="P95">Я вчера ходил в кино.</text:p>
        </text:list-item>
      </text:list>
      <text:p text:style-name="P14">Мы едем в за город отдыхать, он скажет:</text:p>
      <text:list xml:id="list30705485" text:continue-numbering="true" text:style-name="диалог">
        <text:list-item>
          <text:p text:style-name="P95">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0679043" text:continue-numbering="true" text:style-name="диалог">
        <text:list-item>
          <text:p text:style-name="P95"><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30693829" text:continue-numbering="true" text:style-name="диалог">
        <text:list-item>
          <text:p text:style-name="P95">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6">*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0681347" text:continue-numbering="true" text:style-name="диалог">
        <text:list-item>
          <text:p text:style-name="P95">Ого, ты что, предложение делаешь?!</text:p>
        </text:list-item>
      </text:list>
      <text:p text:style-name="P14"><text:soft-page-break/>Милый засмеялся и ответил:</text:p>
      <text:list xml:id="list30698799" text:continue-numbering="true" text:style-name="диалог">
        <text:list-item>
          <text:p text:style-name="P116"><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6">* * *</text:p>
      <text:p text:style-name="P14">Часто его просьбы были провокацией и сопровождались:</text:p>
      <text:list xml:id="list30692518" text:continue-numbering="true" text:style-name="диалог">
        <text:list-item>
          <text:p text:style-name="P95">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6">*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0696767" text:continue-numbering="true" text:style-name="диалог">
        <text:list-item>
          <text:p text:style-name="P95"><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30700978" text:continue-numbering="true" text:style-name="диалог">
        <text:list-item>
          <text:p text:style-name="P95">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0701589" text:continue-numbering="true" text:style-name="диалог">
        <text:list-item>
          <text:p text:style-name="P95">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30680678" text:continue-numbering="true" text:style-name="диалог">
        <text:list-item>
          <text:p text:style-name="P95"><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0689523" text:continue-numbering="true" text:style-name="диалог">
        <text:list-item>
          <text:p text:style-name="P95">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0682877" text:continue-numbering="true" text:style-name="диалог">
        <text:list-item>
          <text:p text:style-name="P95">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6"><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0691647" text:continue-numbering="true" text:style-name="диалог">
        <text:list-item>
          <text:p text:style-name="P95">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0700813" text:continue-numbering="true" text:style-name="диалог">
        <text:list-item>
          <text:p text:style-name="P95">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6">«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7">Ирина Мельниченко, «Мудаки и игра на публику»</text:p>
      <text:p text:style-name="P47"/>
      <text:p text:style-name="P49">*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0708433" text:continue-numbering="true" text:style-name="диалог">
        <text:list-item>
          <text:p text:style-name="P95">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0696232" text:continue-numbering="true" text:style-name="диалог">
        <text:list-item>
          <text:p text:style-name="P95">Сама, котик...</text:p>
        </text:list-item>
        <text:list-item>
          <text:p text:style-name="P95">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0696883" text:continue-numbering="true" text:style-name="диалог">
        <text:list-item>
          <text:p text:style-name="P95">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8"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9">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6">«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6"><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7">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6">«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6">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7">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0700063" text:continue-numbering="true" text:style-name="диалог">
        <text:list-item>
          <text:p text:style-name="P95">Тю! Ты серьезно?! Посмотри на себя! Это был вопрос времени! Она слишком хороша для тебя! Хватит нюни распускать!..</text:p>
        </text:list-item>
      </text:list>
      <text:p text:style-name="P56">*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30704806" text:continue-numbering="true" text:style-name="диалог">
        <text:list-item>
          <text:p text:style-name="P116"><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0706142" text:continue-numbering="true" text:style-name="диалог">
        <text:list-item>
          <text:p text:style-name="P116"><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6">«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6">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7">Я. А. Волкова, «Деструктивное общение в когнитивно-дискурсивном аспекте»</text:p>
      <text:p text:style-name="P47"/>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0693179" text:continue-numbering="true" text:style-name="диалог">
        <text:list-item>
          <text:p text:style-name="P95">Неужели тебе нравятся такое общение!?</text:p>
        </text:list-item>
      </text:list>
      <text:p text:style-name="P28">Ответ всегда был один:</text:p>
      <text:list xml:id="list30694852" text:continue-numbering="true" text:style-name="диалог">
        <text:list-item>
          <text:p text:style-name="P95">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6">* * *</text:p>
      <text:p text:style-name="P14">Вернемся к делу. Основных тем у них было несколько:</text:p>
      <text:list xml:id="list30682430" text:continue-list="list30690288" text:style-name="список_20_перечисление">
        <text:list-item>
          <text:p text:style-name="P96">женские жопы;</text:p>
        </text:list-item>
        <text:list-item>
          <text:p text:style-name="P96">как изменить девушке/жене и сделать так, чтоб об этом никто не узнал;</text:p>
        </text:list-item>
        <text:list-item>
          <text:p text:style-name="P96">печальная история о том, как одна их общая подруга «дала» им всем, кроме одного, чем жестоко задела самолюбие оного;</text:p>
        </text:list-item>
        <text:list-item>
          <text:p text:style-name="P96">размер мужского достоинства;</text:p>
        </text:list-item>
        <text:list-item>
          <text:p text:style-name="P96"><text:soft-page-break/>HOTS<text:note text:id="ftn8"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6">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6">«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7">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6">*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0689482" text:continue-list="list30694852" text:style-name="диалог">
        <text:list-item>
          <text:p text:style-name="P95">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0703281" text:continue-numbering="true" text:style-name="диалог">
        <text:list-item>
          <text:p text:style-name="P95">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6">* * *</text:p>
      <text:p text:style-name="P14">Не могу не вставить пару слов о его семье... Точнее — 4 слова:</text:p>
      <text:list xml:id="list7422642608367174442" text:style-name="List_20_1">
        <text:list-item>
          <text:p text:style-name="P97">Все</text:p>
        </text:list-item>
        <text:list-item>
          <text:p text:style-name="P97">Друг</text:p>
        </text:list-item>
        <text:list-item>
          <text:p text:style-name="P97">Друга</text:p>
        </text:list-item>
        <text:list-item>
          <text:p text:style-name="P97">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0707721" text:continue-list="list30703281" text:style-name="диалог">
        <text:list-item>
          <text:p text:style-name="P95">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0678219" text:continue-numbering="true" text:style-name="диалог">
        <text:list-item>
          <text:p text:style-name="P102">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8"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0697058" text:continue-numbering="true" text:style-name="диалог">
        <text:list-item>
          <text:p text:style-name="P102">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0696315" text:continue-numbering="true" text:style-name="диалог">
        <text:list-item>
          <text:p text:style-name="P102"><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6">*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0679623" text:continue-numbering="true" text:style-name="диалог">
        <text:list-item>
          <text:p text:style-name="P102">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6">*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0685321" text:continue-numbering="true" text:style-name="диалог">
        <text:list-item>
          <text:p text:style-name="P102">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30695171" text:continue-numbering="true" text:style-name="диалог">
        <text:list-item>
          <text:p text:style-name="P102">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0690386" text:continue-numbering="true" text:style-name="диалог">
        <text:list-item>
          <text:p text:style-name="P102">Пойдем купим тебе что-нибудь новое.</text:p>
        </text:list-item>
      </text:list>
      <text:p text:style-name="P4">Он отвечал:</text:p>
      <text:list xml:id="list30690531" text:continue-numbering="true" text:style-name="диалог">
        <text:list-item>
          <text:p text:style-name="P102">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9">*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0699937" text:continue-numbering="true" text:style-name="диалог">
        <text:list-item>
          <text:p text:style-name="P102">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0691393" text:continue-numbering="true" text:style-name="диалог">
        <text:list-item>
          <text:p text:style-name="P102">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0690630" text:continue-numbering="true" text:style-name="диалог">
        <text:list-item>
          <text:p text:style-name="P102">Это не я...</text:p>
        </text:list-item>
        <text:list-item>
          <text:p text:style-name="P102">Если я этого не помню, значит этого не было.</text:p>
        </text:list-item>
        <text:list-item>
          <text:p text:style-name="P102">Я имею право хранить молчание.</text:p>
        </text:list-item>
        <text:list-item>
          <text:p text:style-name="P102">Я ничего не обещал.</text:p>
        </text:list-item>
      </text:list>
      <text:p text:style-name="P56">*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0690616" text:continue-numbering="true" text:style-name="диалог">
        <text:list-item>
          <text:p text:style-name="P102">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6">*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6">*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60">«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60">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60"><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60">В судьбу я не верю, я верю только в свои силы. Если ты считаешь, что сил больше нет — я не вправе тебе ничего навязывать.»</text:p>
      <text:p text:style-name="P60"/>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0696271" text:continue-numbering="true" text:style-name="диалог">
        <text:list-item>
          <text:p text:style-name="P102">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60">«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60">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60"><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60">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60">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60">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60">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60">Я растерян и не знаю, что мне делать. Мне страшно и я обессилен. Ты не можешь быть такой бесчувственной и бросить меня, когда ты мне так нужна!</text:p>
      <text:p text:style-name="P60">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60"><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60">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60">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60"/>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8"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0682753" text:continue-numbering="true" text:style-name="диалог">
        <text:list-item>
          <text:p text:style-name="P102">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0701320" text:continue-numbering="true" text:style-name="диалог">
        <text:list-item>
          <text:p text:style-name="P102">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0697427" text:continue-numbering="true" text:style-name="диалог">
        <text:list-item>
          <text:p text:style-name="P102">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0678080" text:continue-numbering="true" text:style-name="диалог">
        <text:list-item>
          <text:p text:style-name="P10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0701759" text:continue-numbering="true" text:style-name="диалог">
        <text:list-item>
          <text:p text:style-name="P102">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5">«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5">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7">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8">*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0706526" text:continue-numbering="true" text:style-name="диалог">
        <text:list-item>
          <text:p text:style-name="P10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0694109" text:continue-numbering="true" text:style-name="диалог">
        <text:list-item>
          <text:p text:style-name="P102">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0676797" text:continue-numbering="true" text:style-name="диалог">
        <text:list-item>
          <text:p text:style-name="P102">Да кому ты нужна, кроме меня?! — и понимала, что и правда, ведь в ней столько недостатков! Она ведь постоянно в чем-то виновата...</text:p>
        </text:list-item>
        <text:list-item>
          <text:p text:style-name="P10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0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0695093" text:continue-numbering="true" text:style-name="диалог">
        <text:list-item>
          <text:p text:style-name="P10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8"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0694138" text:continue-numbering="true" text:style-name="диалог">
        <text:list-item>
          <text:p text:style-name="P102">Я могу с этим жить? — Да.</text:p>
        </text:list-item>
        <text:list-item>
          <text:p text:style-name="P10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0692573" text:continue-numbering="true" text:style-name="диалог">
        <text:list-item>
          <text:p text:style-name="P102">Не ной.</text:p>
        </text:list-item>
        <text:list-item>
          <text:p text:style-name="P102">Мне неинтересно это слушать.</text:p>
        </text:list-item>
        <text:list-item>
          <text:p text:style-name="P102">Это ты виновата, это ты допустила.</text:p>
        </text:list-item>
        <text:list-item>
          <text:p text:style-name="P102">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0680846" text:continue-numbering="true" text:style-name="диалог">
        <text:list-item>
          <text:p text:style-name="P102">А я тут при чем?!</text:p>
        </text:list-item>
      </text:list>
      <text:p text:style-name="P4">Или:</text:p>
      <text:list xml:id="list30706974" text:continue-numbering="true" text:style-name="диалог">
        <text:list-item>
          <text:p text:style-name="P102">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0683249" text:continue-numbering="true" text:style-name="диалог">
        <text:list-item>
          <text:p text:style-name="P102">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0688158" text:continue-numbering="true" text:style-name="диалог">
        <text:list-item>
          <text:p text:style-name="P102">Хватит ныть! Соберись, тряпка!</text:p>
        </text:list-item>
      </text:list>
      <text:p text:style-name="P4">Он не хотел слушать о моих проблемах и называл это нежелание — «д<office:annotation office:name="__Annotation__13064_625720162"><dc:creator>&lt;анонимный&gt;</dc:creator><dc:date>2018-11-17T22:15:50.41</dc:date><text:p text:style-name="P144"><text:span text:style-name="T66">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56">*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0693784" text:continue-numbering="true" text:style-name="диалог">
        <text:list-item>
          <text:p text:style-name="P92"><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7">*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9">*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0676056" text:continue-numbering="true" text:style-name="диалог">
        <text:list-item>
          <text:p text:style-name="P102">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0698630" text:continue-numbering="true" text:style-name="диалог">
        <text:list-item>
          <text:p text:style-name="P102">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0707566" text:continue-numbering="true" text:style-name="диалог">
        <text:list-item>
          <text:p text:style-name="P102">Ты же девочка, ты должна быть слабой... (в понимании женственности).</text:p>
        </text:list-item>
      </text:list>
      <text:p text:style-name="P4">У меня один ответ:</text:p>
      <text:list xml:id="list30676554" text:continue-numbering="true" text:style-name="диалог">
        <text:list-item>
          <text:p text:style-name="P102">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0678313" text:continue-numbering="true" text:style-name="диалог">
        <text:list-item>
          <text:p text:style-name="P102">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8"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9">Фаина Раневская</text:p>
      <text:p text:style-name="P46">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0685096" text:continue-numbering="true" text:style-name="диалог">
        <text:list-item>
          <text:p text:style-name="P102">Я никогда не говорил это!</text:p>
        </text:list-item>
      </text:list>
      <text:p text:style-name="P4">И вот вы начинаете сомневаться в том, что слышали.</text:p>
      <text:list xml:id="list30676618" text:continue-numbering="true" text:style-name="диалог">
        <text:list-item>
          <text:p text:style-name="P102">Тебе кажется, что ты переживаешь! Ничего ты не переживаешь!</text:p>
        </text:list-item>
      </text:list>
      <text:p text:style-name="P4">И вы сомневаетесь, что ваши переживания реальны.</text:p>
      <text:list xml:id="list30702519" text:continue-numbering="true" text:style-name="диалог">
        <text:list-item>
          <text:p text:style-name="P102">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0695394" text:continue-numbering="true" text:style-name="диалог">
        <text:list-item>
          <text:p text:style-name="P102">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0698683" text:continue-numbering="true" text:style-name="диалог">
        <text:list-item>
          <text:p text:style-name="P102">Ну не говорил, так не говорил...</text:p>
        </text:list-item>
      </text:list>
      <text:p text:style-name="P49">*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0702806" text:continue-numbering="true" text:style-name="диалог">
        <text:list-item>
          <text:p text:style-name="P102">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0687365" text:continue-numbering="true" text:style-name="диалог">
        <text:list-item>
          <text:p text:style-name="P102">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0708139" text:continue-numbering="true" text:style-name="диалог">
        <text:list-item>
          <text:p text:style-name="P102">Ну говорил, так говорил... Я снова все напутала.</text:p>
          <text:p text:style-name="P137"/>
        </text:list-item>
      </text:list>
      <text:p text:style-name="P65">«Для того чтобы сидеть в клетке, не всегда нужны прутья.»</text:p>
      <text:p text:style-name="P47">Рональд Дэвид Лэйнг, «Политика семьи»</text:p>
      <text:p text:style-name="P47"/>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0679323" text:continue-numbering="true" text:style-name="диалог">
        <text:list-item>
          <text:p text:style-name="P102">Но ведь было же!</text:p>
        </text:list-item>
      </text:list>
      <text:p text:style-name="P4">Но мне повторяли и повторяли:</text:p>
      <text:list xml:id="list30680018" text:continue-numbering="true" text:style-name="диалог">
        <text:list-item>
          <text:p text:style-name="P102">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0677893" text:continue-numbering="true" text:style-name="диалог">
        <text:list-item>
          <text:p text:style-name="P102"><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0686229" text:continue-numbering="true" text:style-name="диалог">
        <text:list-item>
          <text:p text:style-name="P102">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0698974" text:continue-numbering="true" text:style-name="диалог">
        <text:list-item>
          <text:p text:style-name="P102"><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0695113" text:continue-numbering="true" text:style-name="диалог">
        <text:list-item>
          <text:p text:style-name="P102">Ты уже так вела себя на прошлой неделе.</text:p>
        </text:list-item>
      </text:list>
      <text:p text:style-name="P4">Я пыталась оправдаться, и говорила, что в той ситуации были те же причины:</text:p>
      <text:list xml:id="list30701346" text:continue-numbering="true" text:style-name="диалог">
        <text:list-item>
          <text:p text:style-name="P102">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0683892" text:continue-numbering="true" text:style-name="диалог">
        <text:list-item>
          <text:p text:style-name="P102">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0695001" text:continue-numbering="true" text:style-name="диалог">
        <text:list-item>
          <text:p text:style-name="P102">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0685004" text:continue-numbering="true" text:style-name="диалог">
        <text:list-item>
          <text:p text:style-name="P102">Да все считают, что ты неадекватная!</text:p>
        </text:list-item>
      </text:list>
      <text:p text:style-name="P4">Или:</text:p>
      <text:list xml:id="list30700545" text:continue-numbering="true" text:style-name="диалог">
        <text:list-item>
          <text:p text:style-name="P102">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6">*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0678130" text:continue-numbering="true" text:style-name="диалог">
        <text:list-item>
          <text:p text:style-name="P102">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5">«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5">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9">*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6">*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0681063" text:continue-numbering="true" text:style-name="диалог">
        <text:list-item>
          <text:p text:style-name="P102">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0692831" text:continue-numbering="true" text:style-name="диалог">
        <text:list-item>
          <text:p text:style-name="P102">Я уже дома. А ты где? — по голосу было понятно, что он улыбается.</text:p>
        </text:list-item>
        <text:list-item>
          <text:p text:style-name="P102">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0703326" text:continue-numbering="true" text:style-name="диалог">
        <text:list-item>
          <text:p text:style-name="P10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0687067" text:continue-numbering="true" text:style-name="диалог">
        <text:list-item>
          <text:p text:style-name="P102">Помнишь, утром коту вкололи лекарство?</text:p>
        </text:list-item>
        <text:list-item>
          <text:p text:style-name="P102">Помню.</text:p>
        </text:list-item>
        <text:list-item>
          <text:p text:style-name="P102">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102"><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102">Да, но с небольшой поправкой — пока не буду уверена в том, что лекарство подействовало, и ему легче.</text:p>
        </text:list-item>
        <text:list-item>
          <text:p text:style-name="P102">Я тебя неправильно понял...</text:p>
        </text:list-item>
        <text:list-item>
          <text:p text:style-name="P102">А что конкретно ты не так понял? Тебе нужно было просто набрать меня, когда освободишься и узнать, пойду я с тобой или нет?</text:p>
        </text:list-item>
        <text:list-item>
          <text:p text:style-name="P102">Я подумал, что если коту плохо, то ты никуда не пойдешь.</text:p>
        </text:list-item>
        <text:list-item>
          <text:p text:style-name="P102">Но мы договорились, что если ему станет лучше, то я пойду. Было?</text:p>
        </text:list-item>
        <text:list-item>
          <text:p text:style-name="P102">Было.</text:p>
        </text:list-item>
        <text:list-item>
          <text:p text:style-name="P102">Так почему ты не позвонил?</text:p>
        </text:list-item>
        <text:list-item>
          <text:p text:style-name="P102">Я тебя не так понял...</text:p>
          <text:p text:style-name="P102"/>
        </text:list-item>
      </text:list>
      <text:p text:style-name="P65">«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5">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7"><text:soft-page-break/>С. А. Зелинский, «Психотехнологии гипнотического манипулирования сознанием»</text:p>
      <text:p text:style-name="P47"/>
      <text:p text:style-name="P4">И эта техника прекрасно прослеживается здесь:</text:p>
      <text:list xml:id="list30707431" text:continue-numbering="true" text:style-name="диалог">
        <text:list-item>
          <text:p text:style-name="P92"><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92"><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0696178" text:continue-numbering="true" text:style-name="диалог">
        <text:list-item>
          <text:p text:style-name="P102">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8"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9">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0703038" text:continue-numbering="true" text:style-name="диалог">
        <text:list-item>
          <text:p text:style-name="P102"><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0706623" text:continue-numbering="true" text:style-name="диалог">
        <text:list-item>
          <text:p text:style-name="P102">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0678274" text:continue-numbering="true" text:style-name="диалог">
        <text:list-item>
          <text:p text:style-name="P102">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6"><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0700564" text:continue-numbering="true" text:style-name="диалог">
        <text:list-item>
          <text:p text:style-name="P102">Все не так! Я ожидал совсем другого! Ты все неправильно сделала!</text:p>
        </text:list-item>
        <text:list-item>
          <text:p text:style-name="P102">А что конкретно тебя не устраивает — манера письма?</text:p>
        </text:list-item>
        <text:list-item>
          <text:p text:style-name="P102">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0693445" text:continue-list="list7422642608367174442" text:style-name="List_20_1">
        <text:list-item text:start-value="1">
          <text:p text:style-name="P103">У меня</text:p>
        </text:list-item>
        <text:list-item>
          <text:p text:style-name="P103">Идеальная</text:p>
        </text:list-item>
        <text:list-item>
          <text:p text:style-name="P103">Девушка</text:p>
        </text:list-item>
        <text:list-item>
          <text:p text:style-name="P103">Которую</text:p>
        </text:list-item>
        <text:list-item>
          <text:p text:style-name="P103">Я очень</text:p>
        </text:list-item>
        <text:list-item>
          <text:p text:style-name="P103">Сильно</text:p>
        </text:list-item>
        <text:list-item>
          <text:p text:style-name="P103">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5">«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5">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5">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7"><text:soft-page-break/>С. А. Зелинский, «Методы, приемы и способы манипуляций. (Современные психотехнологии манипулирования)»</text:p>
      <text:p text:style-name="P47"/>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5">«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5">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7"><text:soft-page-break/>С. А. Зелинский, «Методы, приемы и способы манипуляций. (Современные психотехнологии манипулирования)»</text:p>
      <text:p text:style-name="P47"/>
      <text:p text:style-name="P4">Когда я спокойным тоном попросила его расслабиться и не перебивать меня, мол, мы ведь разговариваем.</text:p>
      <text:list xml:id="list30708153" text:continue-list="list30700564" text:style-name="диалог">
        <text:list-item>
          <text:p text:style-name="P102">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0706872" text:continue-numbering="true" text:style-name="диалог">
        <text:list-item>
          <text:p text:style-name="P102">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0693731" text:continue-numbering="true" text:style-name="диалог">
        <text:list-item>
          <text:p text:style-name="P102">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0695268" text:continue-numbering="true" text:style-name="диалог">
        <text:list-item>
          <text:p text:style-name="P102"><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0694025" text:continue-numbering="true" text:style-name="диалог">
        <text:list-item>
          <text:p text:style-name="P102"><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6">*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8"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9">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60">«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60"/>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6">*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0707217" text:continue-numbering="true" text:style-name="диалог">
        <text:list-item>
          <text:p text:style-name="P102">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6">*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0695238" text:continue-numbering="true" text:style-name="диалог">
        <text:list-item>
          <text:p text:style-name="P102">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6">*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60">«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60">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0693433" text:continue-numbering="true" text:style-name="диалог">
        <text:list-item>
          <text:p text:style-name="P102">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0693354" text:continue-numbering="true" text:style-name="диалог">
        <text:list-item>
          <text:p text:style-name="P102">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0689464" text:continue-numbering="true" text:style-name="диалог">
        <text:list-item>
          <text:p text:style-name="P102">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0693472" text:continue-numbering="true" text:style-name="диалог">
        <text:list-item>
          <text:p text:style-name="P102">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0682671" text:continue-numbering="true" text:style-name="диалог">
        <text:list-item>
          <text:p text:style-name="P10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6"><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0694815" text:continue-numbering="true" text:style-name="диалог">
        <text:list-item>
          <text:p text:style-name="P10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8"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0687015" text:continue-numbering="true" text:style-name="диалог">
        <text:list-item>
          <text:p text:style-name="P102">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0704571" text:continue-numbering="true" text:style-name="диалог">
        <text:list-item>
          <text:p text:style-name="P102"><text:soft-page-break/>Тебе что, потрахаться не с кем? — спросила я его.</text:p>
        </text:list-item>
      </text:list>
      <text:p text:style-name="P44">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5">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3"><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0707820" text:continue-numbering="true" text:style-name="диалог">
        <text:list-item>
          <text:p text:style-name="P102">Ты очень хорошо выглядишь.</text:p>
        </text:list-item>
        <text:list-item>
          <text:p text:style-name="P102">Я очень за тобой соскучился.</text:p>
        </text:list-item>
        <text:list-item>
          <text:p text:style-name="P102">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0693709" text:continue-numbering="true" text:style-name="диалог">
        <text:list-item>
          <text:p text:style-name="P102"><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102">А по вторникам? — спросил он.</text:p>
        </text:list-item>
        <text:list-item>
          <text:p text:style-name="P102">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8"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0701378" text:continue-numbering="true" text:style-name="диалог">
        <text:list-item>
          <text:p text:style-name="P102">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0679882" text:continue-numbering="true" text:style-name="диалог">
        <text:list-item>
          <text:p text:style-name="P102">А скажите мне, пожалуйста, зачем вам Яна?</text:p>
        </text:list-item>
        <text:list-item>
          <text:p text:style-name="P102">В смысле: «зачем мне Яна»? <text:span text:style-name="T14">Я ее люблю! — его ответ сопровождался задорными смешками.</text:span></text:p>
        </text:list-item>
        <text:list-item>
          <text:p text:style-name="P102">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0703211" text:continue-numbering="true" text:style-name="диалог">
        <text:list-item>
          <text:p text:style-name="P102">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8"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0686351" text:continue-numbering="true" text:style-name="диалог">
        <text:list-item>
          <text:p text:style-name="P102"><text:soft-page-break/>Котик, а когда ты принял такое решение — на мне жениться?</text:p>
        </text:list-item>
        <text:list-item>
          <text:p text:style-name="P10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0706698" text:continue-list="list30693445" text:style-name="List_20_1">
        <text:list-item>
          <text:list>
            <text:list-item>
              <text:p text:style-name="P103">мне это не нравится;</text:p>
            </text:list-item>
            <text:list-item>
              <text:p text:style-name="P103">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0693014" text:continue-list="list30686351" text:style-name="диалог">
        <text:list-item>
          <text:p text:style-name="P102">Ну и когда же мы поженимся? — спросила я.</text:p>
        </text:list-item>
        <text:list-item>
          <text:p text:style-name="P102">Давай летом. — предложил он.</text:p>
        </text:list-item>
      </text:list>
      <text:p text:style-name="P4">Отличная идея.</text:p>
      <text:p text:style-name="P4">Я не знаю, как мы вообще до лета дожили.</text:p>
      <text:h text:style-name="P88"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0705639" text:continue-numbering="true" text:style-name="диалог">
        <text:list-item>
          <text:p text:style-name="P102"><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06906301" text:continue-numbering="true" text:style-name="диалог">
        <text:list-item>
          <text:p text:style-name="P102">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9">* * *</text:p>
      <text:p text:style-name="P41">У меня сохранилась переписка, где на следующий день он идет на попятную — забирает свои слова назад:</text:p>
      <text:list xml:id="list30706858" text:continue-numbering="true" text:style-name="диалог">
        <text:list-item>
          <text:p text:style-name="P102">...Я не хотел никогда никаких бумажек. Вчера это был просто разговор, из которого ты нашифровала!</text:p>
        </text:list-item>
        <text:list-item>
          <text:p text:style-name="P102">«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102">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02">Меня такое отношение мягко говоря не устраивает! Что-то ты часто уходишь от своих <text:s/>слов! С аргументом: «Я ляпнул не подумав»...</text:p>
        </text:list-item>
        <text:list-item>
          <text:p text:style-name="P10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92"><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102">Поэтому я не понимаю, почему ты так упорно ее пытаешься пропихнуть, когда причина не в этом!? — он стоит на своем.</text:p>
        </text:list-item>
        <text:list-item>
          <text:p text:style-name="P102">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6"><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0707120" text:continue-numbering="true" text:style-name="диалог">
        <text:list-item>
          <text:p text:style-name="P102">Когда вещи заберешь? — пишет он в тот же день.</text:p>
        </text:list-item>
        <text:list-item>
          <text:p text:style-name="P102"><text:soft-page-break/>Сегодня, — отвечаю я, на что он отвечает:</text:p>
        </text:list-item>
        <text:list-item>
          <text:p text:style-name="P102">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0688252" text:continue-numbering="true" text:style-name="диалог">
        <text:list-item>
          <text:p text:style-name="P10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5">«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7">Анджей Сапковский, «Крещение огнём»</text:p>
      <text:p text:style-name="P47"/>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5">«Мы все должны бояться злых людей. Но есть другое зло, которого мы должны бояться еще больше. Это зло — равнодушие хороших людей.»</text:p>
      <text:p text:style-name="P47">Х/Ф «Святые из Бундока»</text:p>
      <text:p text:style-name="P47"/>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0691378" text:continue-numbering="true" text:style-name="диалог">
        <text:list-item>
          <text:p text:style-name="P10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0690488" text:continue-numbering="true" text:style-name="диалог">
        <text:list-item>
          <text:p text:style-name="P10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0681191" text:continue-numbering="true" text:style-name="диалог">
        <text:list-item>
          <text:p text:style-name="P102">Давай завтра созвонимся и обсудим <text:span text:style-name="T50">&lt;</text:span>уже не помню что<text:span text:style-name="T50">&gt;</text:span>...</text:p>
        </text:list-item>
        <text:list-item>
          <text:p text:style-name="P102"><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0688138" text:continue-numbering="true" text:style-name="диалог">
        <text:list-item>
          <text:p text:style-name="P102">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6"><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0687679" text:continue-numbering="true" text:style-name="диалог">
        <text:list-item>
          <text:p text:style-name="P102">Да, мать, ты такая сильная! Я бы так не смогла...</text:p>
        </text:list-item>
        <text:list-item>
          <text:p text:style-name="P10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102">Я бы не смогла простить, но ты молодец!</text:p>
        </text:list-item>
        <text:list-item>
          <text:p text:style-name="P102">Что простить?</text:p>
        </text:list-item>
        <text:list-item>
          <text:p text:style-name="P102">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0706103" text:continue-numbering="true" text:style-name="диалог">
        <text:list-item>
          <text:p text:style-name="P102">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0676413" text:continue-numbering="true" text:style-name="диалог">
        <text:list-item>
          <text:p text:style-name="P102">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6"><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0704346" text:continue-numbering="true" text:style-name="диалог">
        <text:list-item>
          <text:p text:style-name="P102">Все в порядке;</text:p>
        </text:list-item>
        <text:list-item>
          <text:p text:style-name="P102">Ты себе накручиваешь;</text:p>
        </text:list-item>
        <text:list-item>
          <text:p text:style-name="P102"><text:soft-page-break/>Ты придумываешь драму на пустом месте;</text:p>
        </text:list-item>
        <text:list-item>
          <text:p text:style-name="P102">Ты паришься без причины...</text:p>
        </text:list-item>
        <text:list-item>
          <text:p text:style-name="P102">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6">*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5">«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7">Анджей Сапковский, «Крещение огнём»</text:p>
      <text:p text:style-name="P47"/>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6">*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0708002" text:continue-numbering="true" text:style-name="диалог">
        <text:list-item>
          <text:p text:style-name="P102">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0706144" text:continue-numbering="true" text:style-name="диалог">
        <text:list-item>
          <text:p text:style-name="P102">И что тебе приснилось? — спросил он.</text:p>
        </text:list-item>
        <text:list-item>
          <text:p text:style-name="P10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02">В смысле: «обманываю»? Что я тебе изменил?</text:p>
        </text:list-item>
        <text:list-item>
          <text:p text:style-name="P102">Да, — ответила я, — с темноволосой девочкой.</text:p>
        </text:list-item>
        <text:list-item>
          <text:p text:style-name="P102">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0705564" text:continue-numbering="true" text:style-name="диалог">
        <text:list-item>
          <text:p text:style-name="P102">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0678660" text:continue-numbering="true" text:style-name="диалог">
        <text:list-item>
          <text:p text:style-name="P102">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0708133" text:continue-numbering="true" text:style-name="диалог">
        <text:list-item>
          <text:p text:style-name="P102">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0677025" text:continue-numbering="true" text:style-name="диалог">
        <text:list-item>
          <text:p text:style-name="P92"><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0707395" text:continue-numbering="true" text:style-name="диалог">
        <text:list-item>
          <text:p text:style-name="P92"><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0691215" text:continue-numbering="true" text:style-name="диалог">
        <text:list-item>
          <text:p text:style-name="P10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6">*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0676544" text:continue-numbering="true" text:style-name="диалог">
        <text:list-item>
          <text:p text:style-name="P102"><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0703974" text:continue-numbering="true" text:style-name="диалог">
        <text:list-item>
          <text:p text:style-name="P102">Я тонко намекну, так сказать. И либо намек будет услышан, либо нет. — пишет он.</text:p>
        </text:list-item>
        <text:list-item>
          <text:p text:style-name="P102"><text:soft-page-break/>А ты рассматривал вариант, что тебя просто попробуют, а потом скажут, что это было так — просто для души отдохнуть?</text:p>
        </text:list-item>
        <text:list-item>
          <text:p text:style-name="P92"><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0683911" text:continue-list="list30682430" text:style-name="список_20_перечисление">
        <text:list-item>
          <text:p text:style-name="P104">на людях — привязанность к жертве. Окружающие умиляются такой замечательной парой!</text:p>
        </text:list-item>
        <text:list-item>
          <text:p text:style-name="P104">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60">«Она меня понимает, а ты нет. Кто ты вообще такая, чтобы втягивать ее в наши разборки?! Ты не должна этого делать!</text:p>
      <text:p text:style-name="P60">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60">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60"/>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6"><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0700252" text:continue-list="list30703974" text:style-name="диалог">
        <text:list-item>
          <text:p text:style-name="P92"><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0698345" text:continue-numbering="true" text:style-name="диалог">
        <text:list-item>
          <text:p text:style-name="P102">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6">* * *</text:p>
      <text:p text:style-name="P4">Идем дальше.</text:p>
      <text:list xml:id="list30701337" text:continue-numbering="true" text:style-name="диалог">
        <text:list-item>
          <text:p text:style-name="P102">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0694330" text:continue-numbering="true" text:style-name="диалог">
        <text:list-item>
          <text:p text:style-name="P102">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0678973" text:continue-numbering="true" text:style-name="диалог">
        <text:list-item>
          <text:p text:style-name="P92"><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6">* * *</text:p>
      <text:list xml:id="list30679852" text:continue-numbering="true" text:style-name="диалог">
        <text:list-item>
          <text:p text:style-name="P10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02">Я счастлива, когда все открыто, все прозрачно, но ты начинаешь защищаться, хотя на тебя никто не нападает...</text:p>
        </text:list-item>
        <text:list-item>
          <text:p text:style-name="P102"><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60">«<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60">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60"/>
      <text:p text:style-name="P4">Едем дальше.</text:p>
      <text:list xml:id="list30702307" text:continue-numbering="true" text:style-name="диалог">
        <text:list-item>
          <text:p text:style-name="P102">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0678115" text:continue-numbering="true" text:style-name="диалог">
        <text:list-item>
          <text:p text:style-name="P92"><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60">«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60"/>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30708200" text:continue-numbering="true" text:style-name="диалог">
        <text:list-item>
          <text:p text:style-name="P10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0697341" text:continue-numbering="true" text:style-name="диалог">
        <text:list-item>
          <text:p text:style-name="P102">Ты понимаешь, что существует определенная ответственность, которая, извини, ложится на твои плечи?! — спрашивает он.</text:p>
        </text:list-item>
        <text:list-item>
          <text:p text:style-name="P102">Какого рода ответственность? — спрашиваю я.</text:p>
        </text:list-item>
        <text:list-item>
          <text:p text:style-name="P102">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6"><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0685117" text:continue-numbering="true" text:style-name="диалог">
        <text:list-item>
          <text:p text:style-name="P102">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0685623" text:continue-numbering="true" text:style-name="диалог">
        <text:list-item>
          <text:p text:style-name="P102">Я не могу с этим спокойно смириться. — причитал он.</text:p>
        </text:list-item>
        <text:list-item>
          <text:p text:style-name="P102">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60">«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60">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60">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60"/>
      <text:p text:style-name="P4">Вот еще несколько его реплик:</text:p>
      <text:list xml:id="list30698132" text:continue-numbering="true" text:style-name="диалог">
        <text:list-item>
          <text:p text:style-name="P102"><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0688974" text:continue-numbering="true" text:style-name="диалог">
        <text:list-item>
          <text:p text:style-name="P102">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0698531" text:continue-numbering="true" text:style-name="диалог">
        <text:list-item>
          <text:p text:style-name="P92"><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0702280" text:continue-numbering="true" text:style-name="диалог">
        <text:list-item>
          <text:p text:style-name="P102">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8"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0706904" text:continue-numbering="true" text:style-name="диалог">
        <text:list-item>
          <text:p text:style-name="P102">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0682844" text:continue-numbering="true" text:style-name="диалог">
        <text:list-item>
          <text:p text:style-name="P92"><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102"><text:soft-page-break/>Ой, да я ее еще с университета знаю, — сказал он и его ответ сопровождался нервными смешками, — а что?</text:p>
        </text:list-item>
        <text:list-item>
          <text:p text:style-name="P102">Она тебе сообщение прислала: «А ты сегодня в парадном белье?» Это как понимать?</text:p>
        </text:list-item>
        <text:list-item>
          <text:p text:style-name="P10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0689701" text:continue-numbering="true" text:style-name="диалог">
        <text:list-item>
          <text:p text:style-name="P102">Что ты придумываешь?! Ты что шуток не понимаешь?</text:p>
        </text:list-item>
        <text:list-item>
          <text:p text:style-name="P102">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6">*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6">* * *</text:p>
      <text:p text:style-name="P4">На следующий день мне написала ТэТэ на личный номер:</text:p>
      <text:p text:style-name="P4"/>
      <text:p text:style-name="P60">«Он в панике по поводу происходящего. И я чувствую себя, отчасти, виноватой. Не знаю, что именно ты там прочла, но это несерьезно...</text:p>
      <text:p text:style-name="P60">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60">Ему ведь не все равно... Не возьмусь говорить о высоких чувствах, но то, что не все-равно, это точно.»</text:p>
      <text:p text:style-name="P60"/>
      <text:list xml:id="list30677627" text:continue-numbering="true" text:style-name="диалог">
        <text:list-item>
          <text:p text:style-name="P102">Ты мужу переписку показывала? — спросила я.</text:p>
        </text:list-item>
        <text:list-item>
          <text:p text:style-name="P102">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6"><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0677340" text:continue-numbering="true" text:style-name="диалог">
        <text:list-item>
          <text:p text:style-name="P102">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0706128" text:continue-numbering="true" text:style-name="диалог">
        <text:list-item>
          <text:p text:style-name="P102">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6">* * *</text:p>
      <text:p text:style-name="P4">На следующее утро он прислал сообщение. В отличии от всех предыдущих посылов, содержание в нем было следующее:</text:p>
      <text:p text:style-name="P4"/>
      <text:p text:style-name="P60">«Прости что нагрубил и наговорил гадостей. Я уже сам не ведаю что творю. Но не провоцируй меня, пожалуйста.</text:p>
      <text:p text:style-name="P60">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60">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60">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60">Я не обманывал тебя. Ты просто хотела услышать не то, о чем спрашивала.»</text:p>
      <text:p text:style-name="P60"/>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60">«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60">«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60">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60">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60">Но эта чертова ТТ и переписка... И вот ты больше мне не веришь.</text:p>
      <text:p text:style-name="P60">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60">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60">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60">Но я бы никогда не позволил себе того, что позволил!</text:p>
      <text:p text:style-name="P60">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60">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60">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60">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60"/>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8"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9"><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0698920" text:continue-numbering="true" text:style-name="диалог">
        <text:list-item>
          <text:p text:style-name="P102">Что, ручки из жопы?</text:p>
        </text:list-item>
      </text:list>
      <text:p text:style-name="P4"><text:soft-page-break/>Или:</text:p>
      <text:list xml:id="list30698810" text:continue-numbering="true" text:style-name="диалог">
        <text:list-item>
          <text:p text:style-name="P102">О, продолжай! Я же говорил, что ты неадекватная... — повторял он, снимая на камеру меня, доведенную до состояние сумасшествия...</text:p>
        </text:list-item>
      </text:list>
      <text:p text:style-name="P56">*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60">«Ахах! И это запостила! Тебя даже дурка не исправит, ты просто безнадежна.</text:p>
      <text:p text:style-name="P60">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60"/>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60">«Это письмо не начнется со слова «я» или со слова «ты» или даже «мы». И тут не будет ни обращений ни гадостей.</text:p>
      <text:p text:style-name="P60">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60">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60">Почему нельзя проститься? Разойтись? Сколько еще нужно крови? Очень хочется чтоб это закончилось.</text:p>
      <text:p text:style-name="P60">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60">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60">P.S.: Прости, что обозвал.</text:p>
      <text:p text:style-name="P60">С прошедшим тебя. Будь счастлива.»</text:p>
      <text:p text:style-name="P60"/>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0690608" text:continue-list="list30683911" text:style-name="список_20_перечисление">
        <text:list-item>
          <text:p text:style-name="P104">вам необходимо осознать, что вами манипулируют (или манипулировали);</text:p>
        </text:list-item>
        <text:list-item>
          <text:p text:style-name="P104">вам необходимо избавиться от иллюзий</text:p>
        </text:list-item>
        <text:list-item>
          <text:p text:style-name="P114"><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0683526" text:continue-list="list30698810" text:style-name="диалог">
        <text:list-item>
          <text:p text:style-name="P102">Что происходит?</text:p>
        </text:list-item>
        <text:list-item>
          <text:p text:style-name="P102">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0693217" text:continue-numbering="true" text:style-name="диалог">
        <text:list-item>
          <text:p text:style-name="P102">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7"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88"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90"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30707435" text:continue-numbering="true" text:style-name="диалог">
        <text:list-item>
          <text:p text:style-name="P117">Вашей маме зять не нужен?</text:p>
        </text:list-item>
      </text:list>
      <text:p text:style-name="P32">И заканчивая какими-то более экстравагантными:</text:p>
      <text:list xml:id="list30689267" text:continue-numbering="true" text:style-name="диалог">
        <text:list-item>
          <text:p text:style-name="P117">Твой отец случайно не хлеб?</text:p>
        </text:list-item>
        <text:list-item>
          <text:p text:style-name="P117">В каком смысле?</text:p>
        </text:list-item>
        <text:list-item>
          <text:p text:style-name="P117">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0682404" text:continue-numbering="true" text:style-name="диалог">
        <text:list-item>
          <text:p text:style-name="P117">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30703397" text:continue-numbering="true" text:style-name="диалог">
        <text:list-item>
          <text:p text:style-name="P117">Ты одна тут?</text:p>
        </text:list-item>
      </text:list>
      <text:p text:style-name="P32">И вы отвечаете, мол:</text:p>
      <text:list xml:id="list30682395" text:continue-numbering="true" text:style-name="диалог">
        <text:list-item>
          <text:p text:style-name="P117">Нет... я с подругой... Она сейчас подойдет... — недоумевая, что этот незнакомец от вас хочет.</text:p>
        </text:list-item>
      </text:list>
      <text:p text:style-name="P32"><text:soft-page-break/>На что он отвечает:</text:p>
      <text:list xml:id="list30702910" text:continue-numbering="true" text:style-name="диалог">
        <text:list-item>
          <text:p text:style-name="P117">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0698740" text:continue-numbering="true" text:style-name="диалог">
        <text:list-item>
          <text:p text:style-name="P117">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30700262" text:continue-numbering="true" text:style-name="диалог">
        <text:list-item>
          <text:p text:style-name="P117">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0687619" text:continue-numbering="true" text:style-name="диалог">
        <text:list-item>
          <text:p text:style-name="P117">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30692674" text:continue-numbering="true" text:style-name="диалог">
        <text:list-item>
          <text:p text:style-name="P117">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2">*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30701685" text:continue-numbering="true" text:style-name="диалог">
        <text:list-item>
          <text:p text:style-name="P117">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4"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6883777158323776730" text:style-name="List_20_2">
        <text:list-item>
          <text:p text:style-name="P127">Кластер <text:span text:style-name="T50">A</text:span><text:span text:style-name="T9">:</text:span></text:p>
          <text:list>
            <text:list-item>
              <text:p text:style-name="P129">Параноидное;</text:p>
            </text:list-item>
            <text:list-item>
              <text:p text:style-name="P129">Шизоидное;</text:p>
            </text:list-item>
            <text:list-item>
              <text:p text:style-name="P129">Шизотипическое.</text:p>
              <text:p text:style-name="P126"><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6"><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6"><text:span text:style-name="T8">Кластер </text:span><text:span text:style-name="T55">B</text:span><text:span text:style-name="T9">:</text:span></text:p>
          <text:list>
            <text:list-item>
              <text:p text:style-name="P129">Антисоциальное;</text:p>
            </text:list-item>
            <text:list-item>
              <text:p text:style-name="P129">Пограничное;</text:p>
            </text:list-item>
            <text:list-item>
              <text:p text:style-name="P129">Истерическое;</text:p>
            </text:list-item>
            <text:list-item>
              <text:p text:style-name="P129">Нарциссическое.</text:p>
              <text:p text:style-name="P126"><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0"><text:soft-page-break/>Их эмоциональное состояние описывается, как драматическое, тревожное, непредсказуемое и нестабильное.</text:p>
            </text:list-item>
          </text:list>
        </text:list-item>
        <text:list-item>
          <text:p text:style-name="P139"><text:span text:style-name="T14">Кластер </text:span><text:span text:style-name="T50">C</text:span><text:span text:style-name="T22">:</text:span></text:p>
          <text:list>
            <text:list-item>
              <text:p text:style-name="P140">Избегающее;</text:p>
            </text:list-item>
            <text:list-item>
              <text:p text:style-name="P140">Зависимое;</text:p>
            </text:list-item>
            <text:list-item>
              <text:p text:style-name="P140">Обсессивно-компульсивное.</text:p>
              <text:p text:style-name="P139"><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40">Их поведение описывается, как антиобщественное, замкнутое, неуверенное и чрезвычайно чувствительное.</text:p>
            </text:list-item>
          </text:list>
        </text:list-item>
      </text:list>
      <text:p text:style-name="P78"/>
      <text:p text:style-name="P79"><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3">*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0678014" text:continue-list="list30706698" text:style-name="List_20_1">
        <text:list-item text:start-value="1">
          <text:p text:style-name="P142">заметная дисгармония в поведении:</text:p>
          <text:list>
            <text:list-item>
              <text:p text:style-name="P141">аффективность<text:note text:id="ftn21"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1">возбудимость;</text:p>
            </text:list-item>
            <text:list-item>
              <text:p text:style-name="P141">расстройство контроля побуждений:</text:p>
              <text:list>
                <text:list-item>
                  <text:p text:style-name="P141">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1">нарастающее напряжение, возникающее перед совершением действия, повышение физической и психической активности;</text:p>
                </text:list-item>
                <text:list-item>
                  <text:p text:style-name="P141">возникновение ощущения радости и облегчения во время совершения действия.</text:p>
                </text:list-item>
              </text:list>
            </text:list-item>
            <text:list-item>
              <text:p text:style-name="P141">нарушение в процессах восприятия и мышления;</text:p>
            </text:list-item>
            <text:list-item>
              <text:p text:style-name="P141"><text:soft-page-break/>изменение в стиле отношения к окружающим;</text:p>
            </text:list-item>
          </text:list>
        </text:list-item>
        <text:list-item>
          <text:p text:style-name="P141">хроническое проявление аномального поведения, возникшее давно;</text:p>
        </text:list-item>
        <text:list-item>
          <text:p text:style-name="P141">нарушение адаптации к широкому диапазону личностных и социальных ситуаций в связи с аномальным стилем поведения;</text:p>
        </text:list-item>
        <text:list-item>
          <text:p text:style-name="P141">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1">обычно, но не всегда — существенное ухудшение профессиональной и социальной продуктивности.</text:p>
        </text:list-item>
        <text:list-item>
          <text:p text:style-name="P141">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6822397809759470431" text:style-name="List_20_3">
        <text:list-item>
          <text:p text:style-name="P130">отсутствие расстройства личности и существенных критериев личностного расстройства;</text:p>
        </text:list-item>
        <text:list-item>
          <text:p text:style-name="P130">личностное затруднение <text:span text:style-name="T2">(наличие подпороговых критериев одного или нескольких расстройств личности)</text:span>;</text:p>
        </text:list-item>
        <text:list-item>
          <text:p text:style-name="P130"><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2">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2"><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0691504" text:continue-list="list30690608" text:style-name="список_20_перечисление">
        <text:list-item>
          <text:p text:style-name="P114">компенсация негативных проявлений;</text:p>
        </text:list-item>
        <text:list-item>
          <text:p text:style-name="P114">адаптация к обществу;</text:p>
        </text:list-item>
        <text:list-item>
          <text:p text:style-name="P114">снижение уровня тревожности;</text:p>
        </text:list-item>
        <text:list-item>
          <text:p text:style-name="P114">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4"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30687407" text:continue-numbering="true" text:style-name="список_20_перечисление">
        <text:list-item>
          <text:p text:style-name="P123">чрезмерная чувствительность к неудачам и отказам;</text:p>
        </text:list-item>
        <text:list-item>
          <text:p text:style-name="P123">постоянное недовольство окружающими, неумение прощать оскорбления, причинение ущерба, высокомерное поведение;</text:p>
        </text:list-item>
        <text:list-item>
          <text:p text:style-name="P123">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3">воинственно-щепетильное, не соответствующее фактической ситуации отношение к вопросам, связанным с правами личности;</text:p>
        </text:list-item>
        <text:list-item>
          <text:p text:style-name="P123">возобновляющиеся неоправданные подозрения в неверности сексуального партнера;</text:p>
        </text:list-item>
        <text:list-item>
          <text:p text:style-name="P123">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4"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0687920" text:continue-numbering="true" text:style-name="список_20_перечисление">
        <text:list-item>
          <text:p text:style-name="P121">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1">эмоциональная холодность, ослабление эмоциональных реакций, бесчувствие, безразличие, отрешенность;</text:p>
        </text:list-item>
        <text:list-item>
          <text:p text:style-name="P121">неспособность проявлять как теплые и нежные чувства, так и гнев по отношению к другим людям;</text:p>
        </text:list-item>
        <text:list-item>
          <text:p text:style-name="P121">слабая реакция на похвалу и на критику;</text:p>
        </text:list-item>
        <text:list-item>
          <text:p text:style-name="P121">незначительный интерес к сексуальным контактам;</text:p>
        </text:list-item>
        <text:list-item>
          <text:p text:style-name="P121">повышенная склонность к фантазированию и стремление к углубленному познанию собственных мыслей, чувств, переживаний.</text:p>
        </text:list-item>
        <text:list-item>
          <text:p text:style-name="P121">предпочтение уединенной деятельности;</text:p>
        </text:list-item>
        <text:list-item>
          <text:p text:style-name="P121">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1">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4"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0708268" text:continue-numbering="true" text:style-name="список_20_перечисление">
        <text:list-item>
          <text:p text:style-name="P121">бессердечность, равнодушие к чувствам окружающих. Отсутствие сожалений;</text:p>
        </text:list-item>
        <text:list-item>
          <text:p text:style-name="P121">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1">неспособность поддерживать взаимоотношения при отсутствии затруднений в их становлении;</text:p>
        </text:list-item>
        <text:list-item>
          <text:p text:style-name="P121">крайне низкая способность выдерживать фрустрацию<text:note text:id="ftn24" text:note-class="footnote"><text:note-citation text:label="*">*</text:note-citation><text:note-body><text:p text:style-name="P77">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1">неспособность испытывать чувство вины и извлекать пользу из жизненного опыта, особенно из наказания;</text:p>
        </text:list-item>
        <text:list-item>
          <text:p text:style-name="P121">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4"><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30703862" text:continue-list="list30678014" text:style-name="List_20_1">
        <text:list-item text:start-value="1">
          <text:p text:style-name="P128">Латентный или пассивный социопат.</text:p>
          <text:p text:style-name="P131">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1">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8">Активный социопат.</text:p>
          <text:p text:style-name="P131">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1">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4"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0688211" text:continue-list="list30708268" text:style-name="список_20_перечисление">
        <text:list-item>
          <text:p text:style-name="P121">ярко выраженная тенденция действовать импульсивно, без учёта последствий, наряду с неустойчивостью настроения;</text:p>
        </text:list-item>
        <text:list-item>
          <text:p text:style-name="P121">минимальная способность планировать;</text:p>
        </text:list-item>
        <text:list-item>
          <text:p text:style-name="P121">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1560287125901612337" text:style-name="List_20_4">
        <text:list-item>
          <text:p text:style-name="P124">Эмоциональный или импульсивный тип:</text:p>
          <text:list>
            <text:list-item>
              <text:p text:style-name="P122">склонность к совершению неблагоприятных поступков без учета неблагоприятных последствий;</text:p>
            </text:list-item>
            <text:list-item>
              <text:p text:style-name="P122">высокая активность, сочетающаяся с неумением находить общий язык с окружающими;</text:p>
            </text:list-item>
            <text:list-item>
              <text:p text:style-name="P133"><text:span text:style-name="T22">склонность к сексуальной распущенности</text:span><text:span text:style-name="T54">.</text:span></text:p>
            </text:list-item>
          </text:list>
          <text:p text:style-name="P133"><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2">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2">Способны совершить криминальное действие.</text:p>
          <text:p text:style-name="P122"/>
        </text:list-item>
        <text:list-item>
          <text:p text:style-name="P124">Пограничный тип.</text:p>
          <text:list>
            <text:list-item>
              <text:p text:style-name="P122">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2">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2">повышенная впечатлительность;</text:p>
            </text:list-item>
            <text:list-item>
              <text:p text:style-name="P122">развитое воображение;</text:p>
            </text:list-item>
            <text:list-item>
              <text:p text:style-name="P122">внушаемость.</text:p>
            </text:list-item>
          </text:list>
          <text:p text:style-name="P122">Человек пограничного типа склонен проявлять высокую активность в сферах, которые ему в данный момент наиболее интересны.</text:p>
          <text:p text:style-name="P122">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2"><text:soft-page-break/>Из-за склонности к внушаемости и фантазированию, сферы его интересов постоянно меняются.</text:p>
          <text:p text:style-name="P133"><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2">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3"><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4"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0677187" text:continue-list="list30688211" text:style-name="список_20_перечисление">
        <text:list-item>
          <text:p text:style-name="P121">самодраматизация, театральность, преувеличенное выражение эмоций;</text:p>
        </text:list-item>
        <text:list-item>
          <text:p text:style-name="P121">внушаемость, лёгкая подверженность влиянию окружающих или обстоятельств;</text:p>
        </text:list-item>
        <text:list-item>
          <text:p text:style-name="P121">поверхностность и лабильность эмоциональности (подвижность, неустойчивость, изменчивость психики);</text:p>
        </text:list-item>
        <text:list-item>
          <text:p text:style-name="P121">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1">неадекватная обольстительность во внешнем виде и поведении;</text:p>
        </text:list-item>
        <text:list-item>
          <text:p text:style-name="P121">чрезмерная озабоченность физической привлекательностью;</text:p>
        </text:list-item>
        <text:list-item>
          <text:p text:style-name="P121">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0678998" text:continue-numbering="true" text:style-name="список_20_перечисление">
        <text:list-item>
          <text:p text:style-name="P114">«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4">«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4">«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1">«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4"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244148272682774180" text:style-name="List_20_5">
        <text:list-item>
          <text:p text:style-name="P118">Значительные нарушения функционирования личности:</text:p>
          <text:list>
            <text:list-item>
              <text:p text:style-name="P118">Нарушения в собственном функционировании</text:p>
              <text:p text:style-name="P134"><text:span text:style-name="T54">(a </text:span><text:span text:style-name="T22">или </text:span><text:span text:style-name="T54">b)</text:span><text:span text:style-name="T53">:</text:span></text:p>
              <text:list>
                <text:list-item>
                  <text:p text:style-name="P118">Идеинтичность.</text:p>
                  <text:p text:style-name="P118">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8">Неадекватная самооценка, которая может быть завышенной или заниженной, которая колеблется между крайностями.</text:p>
                  <text:p text:style-name="P118">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8">Опора на себя.</text:p>
                  <text:p text:style-name="P118">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8">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8">Зачастую не осознает собственных мотивов.</text:p>
                </text:list-item>
              </text:list>
            </text:list-item>
            <text:list-item>
              <text:p text:style-name="P118">Нарушения в межперсональном функционировании</text:p>
              <text:p text:style-name="P125"><text:span text:style-name="T52">(a </text:span><text:span text:style-name="T4">или </text:span><text:span text:style-name="T52">b)</text:span><text:span text:style-name="T53">:</text:span></text:p>
              <text:list>
                <text:list-item>
                  <text:p text:style-name="P118">Отсутствие эмпатии.</text:p>
                  <text:p text:style-name="P118">Нарушенная способность признавать чувства других людей или идентифицировать себя с их чувствами.</text:p>
                  <text:p text:style-name="P118">Чрезмерно настроены на реакции других, но только если эти реакции имеют к нему отношение.</text:p>
                  <text:p text:style-name="P118">Переоценка или недооценка собственного влияния на других.</text:p>
                </text:list-item>
                <text:list-item>
                  <text:p text:style-name="P118">Близость.</text:p>
                  <text:p text:style-name="P118">Считает, что отношения нужны для «обслуживания» его самооценки.</text:p>
                  <text:p text:style-name="P118">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8">Патологические черты личности в следующих областях:</text:p>
          <text:list>
            <text:list-item>
              <text:p text:style-name="P118"><text:soft-page-break/>Антагонизм (соперничество и соревнование), характеризующийся:</text:p>
              <text:list>
                <text:list-item>
                  <text:p text:style-name="P118">Грандиозностью.</text:p>
                  <text:p text:style-name="P118">Явное или скрытое чувство, что ему все должны.</text:p>
                  <text:p text:style-name="P118">Эгоцентризм, уверенность в собственном превосходстве.</text:p>
                  <text:p text:style-name="P118">Снисходительное отношение к другим.</text:p>
                </text:list-item>
                <text:list-item>
                  <text:p text:style-name="P118">Привлечение внимания.</text:p>
                  <text:p text:style-name="P118">Чрезмерные попытки привлечь внимание других и быть в центе внимания.</text:p>
                  <text:p text:style-name="P118">Поиск восхищения.</text:p>
                </text:list-item>
              </text:list>
            </text:list-item>
          </text:list>
        </text:list-item>
        <text:list-item>
          <text:p text:style-name="P118">Вышеперечисленные личностные нарушения стабильны во времени и проявляются в разных жизненных ситуациях.</text:p>
        </text:list-item>
        <text:list-item>
          <text:p text:style-name="P118">Вышеперечисленные личностные нарушения не соответствуют культурной среде.</text:p>
        </text:list-item>
        <text:list-item>
          <text:p text:style-name="P118">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4"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0678441" text:continue-list="list30678998" text:style-name="список_20_перечисление">
        <text:list-item>
          <text:p text:style-name="P119">необоснованная критика или презрение по отношению к собеседнику;</text:p>
        </text:list-item>
        <text:list-item>
          <text:p text:style-name="P119">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9">конфликтность, раздражительность и упрямство при необходимости выполнять нежелательные задачи;</text:p>
        </text:list-item>
        <text:list-item>
          <text:p text:style-name="P119">намеренно плохая или медленная работа при выполнении нежелательных задач;</text:p>
        </text:list-item>
        <text:list-item>
          <text:p text:style-name="P119">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9">избегающее поведение при выполнении обязательств, которое оправдывается забывчивостью;</text:p>
        </text:list-item>
        <text:list-item>
          <text:p text:style-name="P119">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90"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1">*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9">*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0686466" text:continue-list="list30701685" text:style-name="диалог">
        <text:list-item>
          <text:p text:style-name="P105">Ты просто его не знаешь!</text:p>
        </text:list-item>
      </text:list>
      <text:p text:style-name="P56">*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0695106" text:continue-numbering="true" text:style-name="диалог">
        <text:list-item>
          <text:p text:style-name="P102">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0694295" text:continue-numbering="true" text:style-name="диалог">
        <text:list-item>
          <text:p text:style-name="P102">Ты вокруг меня плетешь какую-то западню...</text:p>
        </text:list-item>
        <text:list-item>
          <text:p text:style-name="P102">Я ничего такого не делал...</text:p>
        </text:list-item>
        <text:list-item>
          <text:p text:style-name="P102">Каждый справляется с болью по разному...</text:p>
        </text:list-item>
        <text:list-item>
          <text:p text:style-name="P102">Я был на четырех свиданиях...</text:p>
        </text:list-item>
        <text:list-item>
          <text:p text:style-name="P102">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1">*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0694030" text:continue-numbering="true" text:style-name="диалог">
        <text:list-item>
          <text:p text:style-name="P105">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1">*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8"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90"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90"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0698042" text:continue-numbering="true" text:style-name="диалог">
        <text:list-item>
          <text:p text:style-name="P102">Тебе показалось.</text:p>
        </text:list-item>
        <text:list-item>
          <text:p text:style-name="P102">Ты себе накручиваешь.</text:p>
        </text:list-item>
        <text:list-item>
          <text:p text:style-name="P102">Ничего у тебя не болит.</text:p>
        </text:list-item>
        <text:list-item>
          <text:p text:style-name="P102">Ты сама придумываешь себе проблемы.</text:p>
        </text:list-item>
        <text:list-item>
          <text:p text:style-name="P102">Я такого не говорил!</text:p>
        </text:list-item>
      </text:list>
      <text:p text:style-name="P4">Или:</text:p>
      <text:list xml:id="list307073951" text:continue-numbering="true" text:style-name="диалог">
        <text:list-item>
          <text:p text:style-name="P102">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0702330" text:continue-numbering="true" text:style-name="диалог">
        <text:list-item>
          <text:p text:style-name="P102">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0698385" text:continue-numbering="true" text:style-name="диалог">
        <text:list-item>
          <text:p text:style-name="P102">С чего бы это ему причинять мне зло?</text:p>
        </text:list-item>
      </text:list>
      <text:p text:style-name="P4">Во-вторых: он опровергает ваше мнение:</text:p>
      <text:list xml:id="list30700036" text:continue-numbering="true" text:style-name="диалог">
        <text:list-item>
          <text:p text:style-name="P102">Не придумывай! Тебе показалось!</text:p>
        </text:list-item>
      </text:list>
      <text:p text:style-name="P4">В-третьих: этот человек настаивает на своей точке зрения, убеждая в этом вас:</text:p>
      <text:list xml:id="list30682675" text:continue-numbering="true" text:style-name="диалог">
        <text:list-item>
          <text:p text:style-name="P102">Я же знаю, что тебе нравится! Да нравится же! Ну чего ты врешь?!</text:p>
        </text:list-item>
      </text:list>
      <text:p text:style-name="P4">Вы начинаете в себе сомневаться если:</text:p>
      <text:list xml:id="list30687872" text:continue-list="list30678441" text:style-name="список_20_перечисление">
        <text:list-item>
          <text:p text:style-name="P104">вас запугивают и шантажируют: <text:span text:style-name="T2">«Я не буду с тобой разговаривать, если ты продолжишь говорить этот бред!»</text:span></text:p>
        </text:list-item>
        <text:list-item>
          <text:p text:style-name="P104">вас держат в напряжении: <text:span text:style-name="T2">«Ну посмотрим, как ты будешь стараться! Что-то я сомневаюсь!»</text:span></text:p>
        </text:list-item>
        <text:list-item>
          <text:p text:style-name="P104">на вас оказывают давление: <text:span text:style-name="T2">«Если ты это не сделаешь, то значит не любишь меня!»</text:span></text:p>
        </text:list-item>
        <text:list-item>
          <text:p text:style-name="P104">вам внушают: <text:span text:style-name="T2">«Ты понимаешь, что такое говорят только ненормальные!?»</text:span></text:p>
        </text:list-item>
        <text:list-item>
          <text:p text:style-name="P104">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0688441" text:continue-list="list30682675" text:style-name="диалог">
        <text:list-item>
          <text:p text:style-name="P105">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0700446" text:continue-numbering="true" text:style-name="диалог">
        <text:list-item>
          <text:p text:style-name="P105">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0682480" text:continue-numbering="true" text:style-name="диалог">
        <text:list-item>
          <text:p text:style-name="P102">Мне это нравится? — Нет.</text:p>
        </text:list-item>
        <text:list-item>
          <text:p text:style-name="P102">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0684906" text:continue-numbering="true" text:style-name="диалог">
        <text:list-item>
          <text:p text:style-name="P102">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0676572" text:continue-numbering="true" text:style-name="диалог">
        <text:list-item>
          <text:p text:style-name="P102">Ты что, хочешь сказать, что я сумасшедшая?!</text:p>
        </text:list-item>
      </text:list>
      <text:p text:style-name="P49">*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90"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0696026" text:continue-numbering="true" text:style-name="диалог">
        <text:list-item>
          <text:p text:style-name="P102">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0696854" text:continue-numbering="true" text:style-name="диалог">
        <text:list-item>
          <text:p text:style-name="P102">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0700469" text:continue-numbering="true" text:style-name="диалог">
        <text:list-item>
          <text:p text:style-name="P102">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0693777" text:continue-numbering="true" text:style-name="диалог">
        <text:list-item>
          <text:p text:style-name="P102">Скажи мне, тебе правда неинтересно, в какой школе будет учится твой сын?</text:p>
        </text:list-item>
        <text:list-item>
          <text:p text:style-name="P102">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90" text:outline-level="3">Изоляция жертвы от ее окружения</text:h>
      <text:h text:style-name="P80"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0" text:outline-level="4">2. Он воздействует на ваше мнение о ваших близких.</text:h>
      <text:p text:style-name="P7">Это может быть ваша близкая подруга:</text:p>
      <text:list xml:id="list30683202" text:continue-numbering="true" text:style-name="диалог">
        <text:list-item>
          <text:p text:style-name="P102">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30681235" text:continue-numbering="true" text:style-name="диалог">
        <text:list-item>
          <text:p text:style-name="P102">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0690018" text:continue-numbering="true" text:style-name="диалог">
        <text:list-item>
          <text:p text:style-name="P102">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0703844" text:continue-numbering="true" text:style-name="диалог">
        <text:list-item>
          <text:p text:style-name="P92"><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0706688" text:continue-numbering="true" text:style-name="диалог">
        <text:list-item>
          <text:p text:style-name="P102">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0676864" text:continue-numbering="true" text:style-name="диалог">
        <text:list-item>
          <text:p text:style-name="P102">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90"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0708218" text:continue-numbering="true" text:style-name="диалог">
        <text:list-item>
          <text:p text:style-name="P102">Да сколько можно меня дергать?!</text:p>
        </text:list-item>
      </text:list>
      <text:p text:style-name="P4">Ну и, конечно, он обижается!</text:p>
      <text:h text:style-name="P80"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0679374" text:continue-numbering="true" text:style-name="диалог">
        <text:list-item>
          <text:p text:style-name="P102">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0684666" text:continue-numbering="true" text:style-name="диалог">
        <text:list-item>
          <text:p text:style-name="P102">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0683952" text:continue-numbering="true" text:style-name="диалог">
        <text:list-item>
          <text:p text:style-name="P102">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0687311" text:continue-numbering="true" text:style-name="диалог">
        <text:list-item>
          <text:p text:style-name="P102">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0680931" text:continue-numbering="true" text:style-name="диалог">
        <text:list-item>
          <text:p text:style-name="P102">Ты в прошлый раз тоже говорила, что не повторится!</text:p>
          <text:p text:style-name="P91">*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0683329" text:continue-numbering="true" text:style-name="диалог">
        <text:list-item>
          <text:p text:style-name="P102">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90"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0694153" text:continue-numbering="true" text:style-name="диалог">
        <text:list-item>
          <text:p text:style-name="P102">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0687876" text:continue-numbering="true" text:style-name="диалог">
        <text:list-item>
          <text:p text:style-name="P10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90"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0698702" text:continue-numbering="true" text:style-name="диалог">
        <text:list-item>
          <text:p text:style-name="P102">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0691500" text:continue-numbering="true" text:style-name="диалог">
        <text:list-item>
          <text:p text:style-name="P102">Ее бы не изнасиловали, если бы она не надела такое короткое платье.</text:p>
        </text:list-item>
        <text:list-item>
          <text:p text:style-name="P102">Тебя не повысили, потому что ты мало старалась.</text:p>
        </text:list-item>
        <text:list-item>
          <text:p text:style-name="P102">Твой кошелек украли из-за твоей невнимательности!</text:p>
        </text:list-item>
      </text:list>
      <text:p text:style-name="P4">Все подобные примеры подводятся итоговым приговором:</text:p>
      <text:list xml:id="list30682642" text:continue-numbering="true" text:style-name="диалог">
        <text:list-item>
          <text:p text:style-name="P102"><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0680911" text:continue-numbering="true" text:style-name="диалог">
        <text:list-item>
          <text:p text:style-name="P102">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0687738" text:continue-numbering="true" text:style-name="диалог">
        <text:list-item>
          <text:p text:style-name="P102">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0699200" text:continue-numbering="true" text:style-name="диалог">
        <text:list-item>
          <text:p text:style-name="P102">То есть, если ты пересолила суп, то позволишь своему мужу ударить тебя?</text:p>
        </text:list-item>
        <text:list-item>
          <text:p text:style-name="P102">Ты хочешь сказать, что украл бы деньги другого человека, если бы увидел у него расстегнутую сумку?</text:p>
        </text:list-item>
        <text:list-item>
          <text:p text:style-name="P102">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90"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0704206" text:continue-numbering="true" text:style-name="диалог">
        <text:list-item>
          <text:p text:style-name="P102">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0706046" text:continue-list="list30687872" text:style-name="список_20_перечисление">
        <text:list-item>
          <text:p text:style-name="P104">либо спор перейдет в русло конструктивного диалога;</text:p>
        </text:list-item>
        <text:list-item>
          <text:p text:style-name="P104">либо он бежит с «поля боя»;</text:p>
        </text:list-item>
        <text:list-item>
          <text:p text:style-name="P104"><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office:annotation office:name="__Annotation__12128_446060612"><dc:creator>Яна </dc:creator><dc:date>2018-11-19T10:47:52.76</dc:date><text:p text:style-name="P146"><text:span text:style-name="T68">абьюзинг</text:span></text:p></office:annotation>абьюз<office:annotation-end office:name="__Annotation__12128_446060612"/>,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0687251" text:continue-list="list30704206" text:style-name="диалог">
        <text:list-item>
          <text:p text:style-name="P102">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0687955" text:continue-numbering="true" text:style-name="диалог">
        <text:list-item>
          <text:p text:style-name="P102">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90"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0697032" text:continue-numbering="true" text:style-name="диалог">
        <text:list-item>
          <text:p text:style-name="P102">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0694200" text:continue-numbering="true" text:style-name="диалог">
        <text:list-item>
          <text:p text:style-name="P102">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0701358" text:continue-numbering="true" text:style-name="диалог">
        <text:list-item>
          <text:p text:style-name="P102">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0681330" text:continue-list="list30706046" text:style-name="список_20_перечисление">
        <text:list-item>
          <text:p text:style-name="P114">«альфа-самец» — образ парня, пользующийся успехом у женщин. Хвастун. Умник;</text:p>
        </text:list-item>
        <text:list-item>
          <text:p text:style-name="P114">«парень-жертва» — образ, который вечно ноет о том, как его пилит стерва-девушка;</text:p>
        </text:list-item>
        <text:list-item>
          <text:p text:style-name="P114">«парень-обаяшка» — образ парня, который безумно любит свою девушку и демонстрирует это широкой публике;</text:p>
        </text:list-item>
        <text:list-item>
          <text:p text:style-name="P114">«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4">«парень-бездушная сволочь» — образ «парня-обаяшки», только наедине с вами;</text:p>
        </text:list-item>
        <text:list-item>
          <text:p text:style-name="P114"><text:soft-page-break/>«Великийвсегдаправ!» — маска для получения повиновения. Самодовольный. Пафосный. Бескомпромисный. Категоричный;</text:p>
        </text:list-item>
        <text:list-item>
          <text:p text:style-name="P114">«дельта-самец» — маска для жалости: «Меня никто не понимает», «Я по жизни одиночка»;</text:p>
        </text:list-item>
        <text:list-item>
          <text:p text:style-name="P114">«немой парень» — когда не придумал, что сказать, <text:s/>а сделал вид, что не захотел и приготовился стать исчезнувшим парнем;</text:p>
        </text:list-item>
        <text:list-item>
          <text:p text:style-name="P114">«исчезнувший парень» — когда «немой парень» ушел играть роль «парня-жертвы»;</text:p>
        </text:list-item>
        <text:list-item>
          <text:p text:style-name="P114">«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90"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0695664" text:continue-list="list30701358" text:style-name="диалог">
        <text:list-item>
          <text:p text:style-name="P102">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0701190" text:continue-numbering="true" text:style-name="диалог">
        <text:list-item>
          <text:p text:style-name="P102">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0690499" text:continue-numbering="true" text:style-name="диалог">
        <text:list-item>
          <text:p text:style-name="P102">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0692863" text:continue-numbering="true" text:style-name="диалог">
        <text:list-item>
          <text:p text:style-name="P102"><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0696357" text:continue-numbering="true" text:style-name="диалог">
        <text:list-item>
          <text:p text:style-name="P102">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0676754" text:continue-numbering="true" text:style-name="диалог">
        <text:list-item>
          <text:p text:style-name="P102">Ты что, жаловался Маше/Пете на меня?</text:p>
        </text:list-item>
      </text:list>
      <text:p text:style-name="P4">Ну или пристыдить в распускании слухов о вашей паре:</text:p>
      <text:list xml:id="list30678626" text:continue-numbering="true" text:style-name="диалог">
        <text:list-item>
          <text:p text:style-name="P102">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90"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0687135" text:continue-numbering="true" text:style-name="диалог">
        <text:list-item>
          <text:p text:style-name="P102">Стой там — иди сюда.</text:p>
        </text:list-item>
        <text:list-item>
          <text:p text:style-name="P102">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0679699" text:continue-numbering="true" text:style-name="диалог">
        <text:list-item>
          <text:p text:style-name="P102">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0679342" text:continue-numbering="true" text:style-name="диалог">
        <text:list-item>
          <text:p text:style-name="P102">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0702758" text:continue-numbering="true" text:style-name="диалог">
        <text:list-item>
          <text:p text:style-name="P102">Ты такая красивая! Фу!</text:p>
        </text:list-item>
        <text:list-item>
          <text:p text:style-name="P102">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0686035" text:continue-numbering="true" text:style-name="диалог">
        <text:list-item>
          <text:p text:style-name="P102">Ты все придумываешь. Я такого не говорил...</text:p>
        </text:list-item>
      </text:list>
      <text:p text:style-name="P4">Потом висхолдинг:</text:p>
      <text:list xml:id="list30689087" text:continue-numbering="true" text:style-name="диалог">
        <text:list-item>
          <text:p text:style-name="P102">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0693911" text:continue-numbering="true" text:style-name="диалог">
        <text:list-item>
          <text:p text:style-name="P102">Вчера ты тоже говорила, что не хочешь ругаться, но, тем не менее мы поругались...</text:p>
        </text:list-item>
      </text:list>
      <text:p text:style-name="P4">Конечно, без триангуляции никуда:</text:p>
      <text:list xml:id="list30708326" text:continue-numbering="true" text:style-name="диалог">
        <text:list-item>
          <text:p text:style-name="P102">Да все говорят, что ты просто неурав­новешенная...</text:p>
        </text:list-item>
      </text:list>
      <text:p text:style-name="P4">И в заключение, виктимблейминг:</text:p>
      <text:list xml:id="list30677220" text:continue-numbering="true" text:style-name="диалог">
        <text:list-item>
          <text:p text:style-name="P102">Хватит ныть! Сидела бы молча — ничего бы этого не было!..</text:p>
        </text:list-item>
      </text:list>
      <text:p text:style-name="P56">*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0683487" text:continue-numbering="true" text:style-name="диалог">
        <text:list-item>
          <text:p text:style-name="P102">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0700923" text:continue-numbering="true" text:style-name="диалог">
        <text:list-item>
          <text:p text:style-name="P102">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0706731" text:continue-numbering="true" text:style-name="диалог">
        <text:list-item>
          <text:p text:style-name="P102">Если ты пригласишь всех друзей, то это вызовет дискомфорт.</text:p>
        </text:list-item>
      </text:list>
      <text:p text:style-name="P4">То есть:</text:p>
      <text:list xml:id="list30686212" text:continue-numbering="true" text:style-name="диалог">
        <text:list-item>
          <text:p text:style-name="P102"><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0685681" text:continue-numbering="true" text:style-name="диалог">
        <text:list-item>
          <text:p text:style-name="P102">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0678074" text:continue-numbering="true" text:style-name="диалог">
        <text:list-item>
          <text:p text:style-name="P102">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102">Мы сделаем это когда ты захочешь — завтра!</text:p>
        </text:list-item>
        <text:list-item>
          <text:p text:style-name="P102">Ты можешь рассказать мне. Я пойму! / Как ты могла такое сделать?! Ты в своем уме?</text:p>
        </text:list-item>
        <text:list-item>
          <text:p text:style-name="P102">Тебе не нужна косметика, ты у меня и так красивая! / Ух какая девушка, не то, что моя — замухрышка!</text:p>
        </text:list-item>
        <text:list-item>
          <text:p text:style-name="P102">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102">Не работает — нахлебница, сидит на моей шее. / Работает — а обо мне кто будет заботиться?! Эгоистка!</text:p>
        </text:list-item>
        <text:list-item>
          <text:p text:style-name="P102">Все женщины корыстные сучки! Им только деньги и нужны! / Как это ты сама за себя заплатишь? Ты хочешь меня унизить?</text:p>
        </text:list-item>
        <text:list-item>
          <text:p text:style-name="P102">Занимаешься спортом — хочешь, чтоб парни на твою накачанную попку смотрели? / Не занимаешься — лентяйка и жопа у тебя жирная!</text:p>
        </text:list-item>
        <text:list-item>
          <text:p text:style-name="P102"><text:soft-page-break/>Ей только обнимашки и нужны! / Она вообще не обращает на меня внимание!</text:p>
        </text:list-item>
        <text:list-item>
          <text:p text:style-name="P102">Мне нравятся умные девушки! / Ты что думаешь, что ты самая умная?!</text:p>
        </text:list-item>
        <text:list-item>
          <text:p text:style-name="P102">Мне так нравится твой смех! / Когда ты уже успокоишься? Веди себя нормально!</text:p>
        </text:list-item>
        <text:list-item>
          <text:p text:style-name="P102">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4"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0708711" text:continue-numbering="true" text:style-name="диалог">
        <text:list-item>
          <text:p text:style-name="P92"><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102">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0701875" text:continue-numbering="true" text:style-name="диалог">
        <text:list-item>
          <text:p text:style-name="P102">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4"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0682244" text:continue-numbering="true" text:style-name="диалог">
        <text:list-item>
          <text:p text:style-name="P99">Ого, сколько нежности! Всегда бы так!</text:p>
        </text:list-item>
        <text:list-item>
          <text:p text:style-name="P99">Ммм... спасибо, милый! Ты настоящий джентльмен! Если бы еще дома так себя вел, то цены бы тебе не было!</text:p>
        </text:list-item>
        <text:list-item>
          <text:p text:style-name="P109"><text:span text:style-name="T11">Ты что, рисуешься перед друзьями?</text:span>!</text:p>
        </text:list-item>
        <text:list-item>
          <text:p text:style-name="P99">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90"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4"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30691434" text:continue-list="list1560287125901612337" text:style-name="List_20_4">
        <text:list-item text:start-value="1">
          <text:p text:style-name="P110">Стимуляция жертвы на действия путем поощрения за выполнение обязанностей манипулятора.</text:p>
        </text:list-item>
      </text:list>
      <text:list xml:id="list30684389" text:continue-list="list30682244" text:style-name="диалог">
        <text:list-item>
          <text:p text:style-name="P102">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0685665" text:continue-list="list30691434" text:style-name="List_20_4">
        <text:list-item>
          <text:p text:style-name="P110">Стимуляция жертвы на действия путем благодарности за то, что жертва выполнила свои обязанности.</text:p>
        </text:list-item>
      </text:list>
      <text:list xml:id="list30698201" text:continue-list="list30684389" text:style-name="диалог">
        <text:list-item>
          <text:p text:style-name="P102">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0691997" text:continue-list="list30685665" text:style-name="List_20_4">
        <text:list-item>
          <text:p text:style-name="P110">Стимуляция жертвы на действия путем требований ответной реакции на его действия.</text:p>
        </text:list-item>
      </text:list>
      <text:list xml:id="list30686203" text:continue-list="list30698201" text:style-name="диалог">
        <text:list-item>
          <text:p text:style-name="P102">Я вчера с тобой поделился, теперь ты делись.</text:p>
        </text:list-item>
        <text:list-item>
          <text:p text:style-name="P102">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0682065" text:continue-numbering="true" text:style-name="диалог">
        <text:list-item>
          <text:p text:style-name="P102">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0699182" text:continue-list="list30691997" text:style-name="List_20_4">
        <text:list-item>
          <text:p text:style-name="P110"><text:soft-page-break/>Стимуляция жертвы путем похвалы на самостоятельное выполнение общих обязанностей.</text:p>
        </text:list-item>
      </text:list>
      <text:list xml:id="list30698597" text:continue-list="list30682065" text:style-name="диалог">
        <text:list-item>
          <text:p text:style-name="P102">Милая, но ты же знаешь, что я не уберу в квартире, как ты! Ты с этим справишься гораздо быстрее, чем я! Ты у меня такая молодец!</text:p>
        </text:list-item>
        <text:list-item>
          <text:p text:style-name="P102">У тебя так здорово получается все планировать, так что я решил дать тебе возможность полностью спланировать эту поездку!</text:p>
        </text:list-item>
        <text:list-item>
          <text:p text:style-name="P102">Никто не сделает это лучше тебя! Не буду мешать!..</text:p>
        </text:list-item>
      </text:list>
      <text:list xml:id="list30697478" text:continue-list="list30699182" text:style-name="List_20_4">
        <text:list-item>
          <text:p text:style-name="P110">Сглаживание последствий негативного поведения абьюзера.</text:p>
        </text:list-item>
      </text:list>
      <text:list xml:id="list30703557" text:continue-list="list30698597" text:style-name="диалог">
        <text:list-item>
          <text:p text:style-name="P102">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6"><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0678490" text:continue-numbering="true" text:style-name="диалог">
        <text:list-item>
          <text:p text:style-name="P102">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4"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0688281" text:continue-numbering="true" text:style-name="диалог">
        <text:list-item>
          <text:p text:style-name="P102">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0703256" text:continue-numbering="true" text:style-name="диалог">
        <text:list-item>
          <text:p text:style-name="P102"><text:soft-page-break/>Вау, а что это за платье у тебя такое! Может наденешь что-то другое?</text:p>
        </text:list-item>
        <text:list-item>
          <text:p text:style-name="P102">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0702424" text:continue-numbering="true" text:style-name="диалог">
        <text:list-item>
          <text:p text:style-name="P102">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0680213" text:continue-numbering="true" text:style-name="диалог">
        <text:list-item>
          <text:p text:style-name="P102">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0678482" text:continue-numbering="true" text:style-name="диалог">
        <text:list-item>
          <text:p text:style-name="P102">Да, эта то самое платье, в котором я была на нашем свидании неделю назад. Ты еще сказал, что я хорошо выгляжу.</text:p>
        </text:list-item>
        <text:list-item>
          <text:p text:style-name="P102">Ты думаешь, что если скажешь мне пару незнакомых мне слов, я тебя любить больше буду?</text:p>
        </text:list-item>
        <text:list-item>
          <text:p text:style-name="P102">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0677226" text:continue-numbering="true" text:style-name="диалог">
        <text:list-item>
          <text:p text:style-name="P102">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4"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0695974" text:continue-numbering="true" text:style-name="диалог">
        <text:list-item>
          <text:p text:style-name="P102">Если ты еще раз так сделаешь — пеняй на себя!</text:p>
        </text:list-item>
        <text:list-item>
          <text:p text:style-name="P102">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0689819" text:continue-numbering="true" text:style-name="диалог">
        <text:list-item>
          <text:p text:style-name="P102">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0682554" text:continue-numbering="true" text:style-name="диалог">
        <text:list-item>
          <text:p text:style-name="P102">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4"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0686489" text:continue-numbering="true" text:style-name="диалог">
        <text:list-item>
          <text:p text:style-name="P102">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90"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9">*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90" text:outline-level="3"><text:bookmark-start text:name="Nieriashlivost__"/>О<text:bookmark-end text:name="Nieriashlivost__"/>тношение к чистоте</text:h>
      <text:p text:style-name="P4">Еще один из признаков <office:annotation office:name="__Annotation__12129_446060612"><dc:creator>Яна </dc:creator><dc:date>2018-11-19T10:48:52.40</dc:date><text:p text:style-name="P145"><text:span text:style-name="T67">абьюзинга</text:span></text:p></office:annotation>абьюза<office:annotation-end office:name="__Annotation__12129_446060612"/>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4"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2954057747989119529" text:style-name="L2">
        <text:list-item>
          <text:p text:style-name="P135"><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11"><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0"><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0"><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0"><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90" text:outline-level="3"><text:bookmark-start text:name="Nieghliekt_"/>Неглект<text:bookmark-end text:name="Nieghliekt_"/></text:h>
      <text:p text:style-name="P71"/>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1427126490757359177" text:style-name="L3">
        <text:list-item>
          <text:p text:style-name="P136"><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12">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2"><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2">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2">абьюзер считает, что у вас лишний вес и заставляет вас голодать;</text:p>
        </text:list-item>
        <text:list-item>
          <text:p text:style-name="P112">абьюзер создает условия, в которых заставляет вас мерзнуть: «Холодно? Приседай — быстрее согреешься!»;</text:p>
        </text:list-item>
        <text:list-item>
          <text:p text:style-name="P112">абьюзер мешает вам спать: «На том свете выспишься!»;</text:p>
        </text:list-item>
        <text:list-item>
          <text:p text:style-name="P112">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0702132" text:continue-list="list30686489" text:style-name="диалог">
        <text:list-item>
          <text:p text:style-name="P102">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0700402" text:continue-numbering="true" text:style-name="диалог">
        <text:list-item>
          <text:p text:style-name="P102">Ты же знаешь, что я на антибиотиках. Ты не хочешь, чтобы я выздоровела?</text:p>
        </text:list-item>
        <text:list-item>
          <text:p text:style-name="P102">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90"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9"><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4">*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90"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90"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2">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90"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0695306" text:continue-numbering="true" text:style-name="диалог">
        <text:list-item>
          <text:p text:style-name="P102">Так будет лучше для нас.</text:p>
        </text:list-item>
      </text:list>
      <text:p text:style-name="P4">Или:</text:p>
      <text:list xml:id="list30676883" text:continue-numbering="true" text:style-name="диалог">
        <text:list-item>
          <text:p text:style-name="P102">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9">*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90"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0683023" text:continue-numbering="true" text:style-name="диалог">
        <text:list-item>
          <text:p text:style-name="P102">Меня никто, кроме тебя не понимает!</text:p>
        </text:list-item>
        <text:list-item>
          <text:p text:style-name="P102">Ты лучшее, что со мной случилось в жизни!</text:p>
        </text:list-item>
        <text:list-item>
          <text:p text:style-name="P102">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90" text:outline-level="3">Универсальные способы противостояния манипуляции.</text:h>
      <text:list xml:id="list30689418" text:continue-list="list30703862" text:style-name="List_20_1">
        <text:list-item text:start-value="1">
          <text:p text:style-name="P106">Недоверие.</text:p>
          <text:p text:style-name="P107">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6">Избегание источников раздражителя.</text:p>
          <text:p text:style-name="P107">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6">Ирония, подход с юмором.</text:p>
          <text:p text:style-name="P107">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6">Мнимое непонимание.</text:p>
          <text:p text:style-name="P107">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8"/>
        </text:list-item>
        <text:list-item>
          <text:p text:style-name="P106"><text:soft-page-break/>Критичность мышления.</text:p>
          <text:p text:style-name="P107">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6">Возможность выбора.</text:p>
          <text:p text:style-name="P107">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6">Наличие времени на обдумывание.</text:p>
          <text:p text:style-name="P107">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6">Уверенность в себе и больше смелости.</text:p>
          <text:p text:style-name="P107">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6">Самодостаточность.</text:p>
          <text:p text:style-name="P97"><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9"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0684998" text:continue-list="list30683023" text:style-name="диалог">
        <text:list-item>
          <text:p text:style-name="P102">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9"><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1"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0697668" text:continue-numbering="true" text:style-name="диалог">
        <text:list-item>
          <text:p text:style-name="P102">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0677802" text:continue-numbering="true" text:style-name="диалог">
        <text:list-item>
          <text:p text:style-name="P102">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1"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30683010" text:continue-numbering="true" text:style-name="диалог">
        <text:list-item>
          <text:p text:style-name="P101">На, только не плачь!</text:p>
        </text:list-item>
        <text:list-item>
          <text:p text:style-name="P101">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30682960" text:continue-numbering="true" text:style-name="диалог">
        <text:list-item>
          <text:p text:style-name="P101">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30702364" text:continue-numbering="true" text:style-name="диалог">
        <text:list-item>
          <text:p text:style-name="P101">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0699795" text:continue-numbering="true" text:style-name="диалог">
        <text:list-item>
          <text:p text:style-name="P101">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0708303" text:continue-numbering="true" text:style-name="диалог">
        <text:list-item>
          <text:p text:style-name="P101">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2"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2"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30685093" text:continue-numbering="true" text:style-name="диалог">
        <text:list-item>
          <text:p text:style-name="P101">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0684467" text:continue-numbering="true" text:style-name="диалог">
        <text:list-item>
          <text:p text:style-name="P101">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30677447" text:continue-numbering="true" text:style-name="диалог">
        <text:list-item>
          <text:p text:style-name="P101">Кто тебя такого полюбит!</text:p>
        </text:list-item>
        <text:list-item>
          <text:p text:style-name="P101">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30679681" text:continue-numbering="true" text:style-name="диалог">
        <text:list-item>
          <text:p text:style-name="P101">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30685795" text:continue-numbering="true" text:style-name="диалог">
        <text:list-item>
          <text:p text:style-name="P101">Почему Петя может, а ты нет?</text:p>
        </text:list-item>
        <text:list-item>
          <text:p text:style-name="P101">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0678090" text:continue-numbering="true" text:style-name="диалог">
        <text:list-item>
          <text:p text:style-name="P101">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2"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2"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3"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3"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3"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0702308" text:continue-numbering="true" text:style-name="диалог">
        <text:list-item>
          <text:p text:style-name="P108">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30707551" text:continue-numbering="true" text:style-name="диалог">
        <text:list-item>
          <text:p text:style-name="P108">Мы с папой просто поговорим!</text:p>
        </text:list-item>
        <text:list-item>
          <text:p text:style-name="P108">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30689671" text:continue-numbering="true" text:style-name="диалог">
        <text:list-item>
          <text:p text:style-name="P101">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0694131" text:continue-numbering="true" text:style-name="диалог">
        <text:list-item>
          <text:p text:style-name="P113">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7">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30683899" text:continue-numbering="true" text:style-name="диалог">
        <text:list-item>
          <text:p text:style-name="P113">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7"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30695991" text:continue-numbering="true" text:style-name="диалог">
        <text:list-item>
          <text:p text:style-name="P99">Что это было?</text:p>
        </text:list-item>
        <text:list-item>
          <text:p text:style-name="P99">Почему это произошло со мной?</text:p>
        </text:list-item>
        <text:list-item>
          <text:p text:style-name="P99">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30693880" text:continue-numbering="true" text:style-name="диалог">
        <text:list-item>
          <text:p text:style-name="P99">Это притянуто за уши;</text:p>
        </text:list-item>
        <text:list-item>
          <text:p text:style-name="P99">Это абсолютная клевета;</text:p>
        </text:list-item>
        <text:list-item>
          <text:p text:style-name="P99">Она все это придумала;</text:p>
        </text:list-item>
        <text:list-item>
          <text:p text:style-name="P99">Это полный бред/абсурд;</text:p>
        </text:list-item>
        <text:list-item>
          <text:p text:style-name="P99">Это не стоит моего внимания;</text:p>
        </text:list-item>
        <text:list-item>
          <text:p text:style-name="P99"><text:soft-page-break/>Это просто смешно;</text:p>
        </text:list-item>
        <text:list-item>
          <text:p text:style-name="P99">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50">*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8"/>
      <text:p text:style-name="P143">Содержание</text:p>
      <text:p text:style-name="P38"/>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3">Демонстрация занятости<text:tab/>436</text:p>
      <text:p text:style-name="P73">Демонстрация любви<text:tab/>440</text:p>
      <text:p text:style-name="P76">Подкрепление.<text:line-break/>Стимуляция на действия<text:tab/>444</text:p>
      <text:p text:style-name="P73">Положительное подкрепление<text:tab/>445</text:p>
      <text:p text:style-name="P73">Неустойчивое или частичное подкрепление<text:tab/>451</text:p>
      <text:p text:style-name="P73">Отрицательное подкрепление<text:tab/>455</text:p>
      <text:p text:style-name="P73">Травмирующий одноразовый опыт<text:tab/>460</text:p>
      <text:p text:style-name="P76">Постоянные жалобы<text:tab/>462</text:p>
      <text:p text:style-name="P76">Отношение к чистоте<text:tab/>465</text:p>
      <text:p text:style-name="P73">Патологическая неряшливость.<text:tab/>465</text:p>
      <text:p text:style-name="P73"><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3">Вариант 1. <text:s/>Ничто не предвещало беды<text:tab/>479</text:p>
      <text:p text:style-name="P73">Вариант 2. Ну мааам<text:tab/>481</text:p>
      <text:p text:style-name="P73">Вариант 3. Я уже взрослый<text:tab/>484</text:p>
      <text:p text:style-name="P73">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ext:soft-page-break/>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ext:soft-page-break/>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ext:soft-page-break/>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
      <text:p text:style-name="P69"><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Tahoma" svg:font-family="Tahoma, Verdana, Arial, Helvetica,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1"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Неглект</text:chapter></text:p>
      </style:header-left>
      <style:footer>
        <text:p text:style-name="Footer"/>
      </style:footer>
      <style:footer-left>
        <text:p text:style-name="Footer"><text:page-number text:select-page="current">498</text:page-number></text:p>
      </style:footer-left>
    </style:master-page>
    <style:master-page style:name="Right_20_Page" style:display-name="Right Page" style:page-layout-name="Mpm5" style:next-style-name="Left_20_Page">
      <style:header>
        <text:p text:style-name="MP1"><text:chapter text:display="name" text:outline-level="4">Постоянные жалобы</text:chapter></text:p>
      </style:header>
      <style:footer>
        <text:p text:style-name="Footer"><text:page-number text:select-page="current">50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meta:creation-date>2018-01-14T15:31:00Z</meta:creation-date>
    <dc:date>2018-11-19T10:49:48.90</dc:date>
    <meta:editing-cycles>1819</meta:editing-cycles>
    <meta:editing-duration>P40DT18H54M</meta:editing-duration>
    <dc:creator>Яна </dc:creator>
    <meta:document-statistic meta:table-count="1" meta:image-count="0" meta:object-count="0" meta:page-count="571" meta:paragraph-count="4085" meta:word-count="102980" meta:character-count="647061"/>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